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520000003CE98C073D.png" manifest:media-type="image/png"/>
  <manifest:file-entry manifest:full-path="Pictures/10000201000000520000003CD0DF5F09.png" manifest:media-type="image/png"/>
  <manifest:file-entry manifest:full-path="Pictures/10000201000000480000003317390759.png" manifest:media-type="image/png"/>
  <manifest:file-entry manifest:full-path="Pictures/1000020100000041000000460F40109F.png" manifest:media-type="image/png"/>
  <manifest:file-entry manifest:full-path="Pictures/10000201000000520000004A6E89C85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494cm" svg:stroke-color="#ffe180" draw:stroke-linejoin="miter" draw:fill="none" draw:opacity-name="svgopacity146" fo:padding-top="0.372cm" fo:padding-bottom="0.372cm" fo:padding-left="0.497cm" fo:padding-right="0.497cm"/>
    </style:style>
    <style:style style:name="gr2" style:family="graphic" style:parent-style-name="standard">
      <style:graphic-properties draw:stroke="solid" svg:stroke-width="0.102cm" svg:stroke-color="#000000" draw:marker-start-width="0.405cm" draw:marker-end-width="0.405cm" draw:stroke-linejoin="round" draw:fill="non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035cm" svg:stroke-color="#000000" draw:stroke-linejoin="round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71cm" svg:stroke-color="#000000" draw:stroke-linejoin="round" draw:fill="none" fo:padding-top="0.16cm" fo:padding-bottom="0.16cm" fo:padding-left="0.285cm" fo:padding-right="0.285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stroke-linejoin="round" draw:fill="none" fo:padding-top="0.176cm" fo:padding-bottom="0.176cm" fo:padding-left="0.301cm" fo:padding-right="0.301cm"/>
    </style:style>
    <style:style style:name="gr6" style:family="graphic" style:parent-style-name="standard">
      <style:graphic-properties draw:stroke="solid" svg:stroke-width="0.018cm" svg:stroke-color="#000000" draw:stroke-linejoin="miter" draw:fill="solid" draw:fill-color="#000000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18cm" draw:stroke-linejoin="miter" draw:fill="solid" draw:fill-color="#000000"/>
    </style:style>
    <style:style style:name="gr8" style:family="graphic" style:parent-style-name="standard">
      <style:graphic-properties draw:stroke="none" svg:stroke-width="0.018cm" draw:stroke-linejoin="miter" draw:fill="solid" draw:fill-color="#dfe2e5"/>
    </style:style>
    <style:style style:name="gr9" style:family="graphic" style:parent-style-name="standard">
      <style:graphic-properties draw:stroke="solid" svg:stroke-width="0.018cm" svg:stroke-color="#dadbdd" draw:stroke-linejoin="miter" draw:fill="none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dadbdd" draw:stroke-linejoin="miter" draw:fill="solid" draw:fill-color="#dfe2e5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dadbdd" draw:stroke-linejoin="miter" draw:fill="solid" draw:fill-color="#f6f6f5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dadbdd" draw:stroke-linejoin="miter" draw:fill="solid" draw:fill-color="#ffffff" fo:padding-top="0.134cm" fo:padding-bottom="0.134cm" fo:padding-left="0.259cm" fo:padding-right="0.259cm"/>
    </style:style>
    <style:style style:name="gr13" style:family="graphic" style:parent-style-name="standard">
      <style:graphic-properties draw:stroke="solid" svg:stroke-width="0.018cm" svg:stroke-color="#ffffff" draw:stroke-linejoin="miter" draw:fill="none" fo:padding-top="0.134cm" fo:padding-bottom="0.134cm" fo:padding-left="0.259cm" fo:padding-right="0.259cm"/>
    </style:style>
    <style:style style:name="gr14" style:family="graphic" style:parent-style-name="standard">
      <style:graphic-properties draw:stroke="solid" svg:stroke-width="0.018cm" svg:stroke-color="#ffffff" draw:stroke-linejoin="miter" draw:fill="solid" draw:fill-color="#cfd7da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ffffff" draw:stroke-linejoin="miter" draw:fill="solid" draw:fill-color="#737a7f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232223" draw:stroke-linejoin="miter" draw:fill="none" fo:padding-top="0.134cm" fo:padding-bottom="0.134cm" fo:padding-left="0.259cm" fo:padding-right="0.259cm"/>
    </style:style>
    <style:style style:name="gr17" style:family="graphic" style:parent-style-name="standard">
      <style:graphic-properties draw:stroke="solid" svg:stroke-width="0.018cm" svg:stroke-color="#232223" draw:stroke-linejoin="miter" draw:fill="solid" draw:fill-color="#d0cfb6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231f20" draw:stroke-linejoin="miter" draw:fill="none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736340" draw:stroke-linejoin="miter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736340" draw:stroke-linejoin="miter" draw:fill="solid" draw:fill-color="#737a7f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000000" draw:stroke-linejoin="round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width="0.018cm" draw:stroke-linejoin="miter" draw:fill="solid" draw:fill-color="#d4d5d7"/>
    </style:style>
    <style:style style:name="gr23" style:family="graphic" style:parent-style-name="standard">
      <style:graphic-properties draw:stroke="solid" svg:stroke-width="0.018cm" svg:stroke-color="#ffffff" draw:stroke-linejoin="miter" draw:fill="solid" draw:fill-color="#000000" fo:padding-top="0.134cm" fo:padding-bottom="0.134cm" fo:padding-left="0.259cm" fo:padding-right="0.259cm"/>
    </style:style>
    <style:style style:name="gr24" style:family="graphic" style:parent-style-name="Object_20_with_20_no_20_fill_20_and_20_no_20_line">
      <style:graphic-properties draw:stroke="none" draw:fill="none" style:mirror="none"/>
    </style:style>
    <style:style style:name="gr25" style:family="graphic" style:parent-style-name="standard">
      <style:graphic-properties draw:stroke="solid" svg:stroke-width="0.018cm" svg:stroke-color="#808285" draw:stroke-linejoin="round" draw:fill="solid" draw:fill-color="#000000" fo:padding-top="0.134cm" fo:padding-bottom="0.134cm" fo:padding-left="0.259cm" fo:padding-right="0.259cm"/>
    </style:style>
    <style:style style:name="gr26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gr27" style:family="graphic" style:parent-style-name="standard">
      <style:graphic-properties draw:stroke="solid" svg:stroke-width="0.018cm" svg:stroke-color="#ffffff" draw:stroke-linejoin="round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solid" svg:stroke-color="#000000" draw:stroke-linejoin="round" draw:fill="none"/>
    </style:style>
    <style:style style:name="gr29" style:family="graphic" style:parent-style-name="standard">
      <style:graphic-properties draw:stroke="none" svg:stroke-width="0.035cm" draw:stroke-linejoin="miter" draw:fill="solid" draw:fill-color="#ffffff"/>
    </style:style>
    <style:style style:name="gr30" style:family="graphic" style:parent-style-name="standard">
      <style:graphic-properties draw:stroke="none" draw:fill="none" draw:textarea-horizontal-align="left" draw:auto-grow-width="true" fo:min-height="1.03cm" fo:min-width="0.243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102cm" svg:stroke-color="#006600" draw:marker-start-width="0.457cm" draw:marker-end-width="0.457cm" draw:stroke-linejoin="round" draw:fill="none" fo:padding-top="0.175cm" fo:padding-bottom="0.175cm" fo:padding-left="0.3cm" fo:padding-right="0.3cm"/>
    </style:style>
    <style:style style:name="gr32" style:family="graphic" style:parent-style-name="standard">
      <style:graphic-properties draw:stroke="solid" svg:stroke-width="0.102cm" svg:stroke-color="#000000" draw:marker-start-width="0.457cm" draw:marker-end-width="0.457cm" draw:stroke-linejoin="round" draw:fill="none" fo:padding-top="0.175cm" fo:padding-bottom="0.175cm" fo:padding-left="0.3cm" fo:padding-right="0.3cm"/>
    </style:style>
  </office:automatic-styles>
  <office:body>
    <office:drawing>
      <draw:page draw:name="page1" draw:style-name="dp1" draw:master-page-name="Default">
        <draw:polygon draw:style-name="gr1" draw:layer="layout" svg:width="34.393cm" svg:height="24.683cm" svg:x="0.356cm" svg:y="2.769cm" svg:viewBox="0 0 34394 24684" draw:points="17197,24684 0,24684 0,0 34394,0 34394,24684">
          <text:p/>
        </draw:polygon>
        <draw:polyline draw:style-name="gr2" draw:layer="layout" svg:width="3.243cm" svg:height="3.511cm" svg:x="13.924cm" svg:y="9.086cm" svg:viewBox="0 0 3244 3512" draw:points="3244,0 0,0 0,3512">
          <text:p/>
        </draw:polyline>
        <draw:line draw:style-name="gr3" draw:layer="layout" svg:x1="25.816cm" svg:y1="9.232cm" svg:x2="24.426cm" svg:y2="9.232cm">
          <text:p/>
        </draw:line>
        <draw:polyline draw:style-name="gr4" draw:layer="layout" svg:width="4.478cm" svg:height="0cm" svg:x="19.02cm" svg:y="9.232cm" svg:viewBox="0 0 4479 0" draw:points="4479,0 3089,0 0,0">
          <text:p/>
        </draw:polyline>
        <draw:polyline draw:style-name="gr2" draw:layer="layout" svg:width="8.648cm" svg:height="0cm" svg:x="8.517cm" svg:y="9.086cm" svg:viewBox="0 0 8649 0" draw:points="8649,0 4680,0 0,0">
          <text:p/>
        </draw:polyline>
        <draw:polyline draw:style-name="gr5" draw:layer="layout" svg:width="7.568cm" svg:height="2.633cm" svg:x="14.541cm" svg:y="13.036cm" svg:viewBox="0 0 7569 2634" draw:points="0,0 3707,0 3707,1288 7569,1288 7569,2634">
          <text:p/>
        </draw:polyline>
        <draw:polygon draw:style-name="gr6" draw:layer="layout" svg:width="0.041cm" svg:height="0.153cm" svg:x="29.218cm" svg:y="8.685cm" svg:viewBox="0 0 42 154" draw:points="0,0 32,100 42,154">
          <text:p/>
        </draw:polygon>
        <draw:polygon draw:style-name="gr7" draw:layer="layout" svg:width="0.142cm" svg:height="1.873cm" svg:x="24.251cm" svg:y="8.709cm" svg:viewBox="0 0 143 1874" draw:points="143,0 124,1796 0,1874">
          <text:p/>
        </draw:polygon>
        <draw:polygon draw:style-name="gr7" draw:layer="layout" svg:width="0.065cm" svg:height="0.01cm" svg:x="24.264cm" svg:y="8.881cm" svg:viewBox="0 0 66 11" draw:points="33,11 0,11 0,0 66,0 66,11">
          <text:p/>
        </draw:polygon>
        <draw:polygon draw:style-name="gr7" draw:layer="layout" svg:width="0.065cm" svg:height="0.01cm" svg:x="24.264cm" svg:y="8.881cm" svg:viewBox="0 0 66 11" draw:points="33,11 0,11 0,0 66,0 66,11">
          <text:p/>
        </draw:polygon>
        <draw:polygon draw:style-name="gr7" draw:layer="layout" svg:width="0.065cm" svg:height="0.01cm" svg:x="24.264cm" svg:y="9.064cm" svg:viewBox="0 0 66 11" draw:points="33,11 0,11 0,0 66,0 66,11">
          <text:p/>
        </draw:polygon>
        <draw:polygon draw:style-name="gr7" draw:layer="layout" svg:width="0.065cm" svg:height="0.01cm" svg:x="24.264cm" svg:y="9.064cm" svg:viewBox="0 0 66 11" draw:points="33,11 0,11 0,0 66,0 66,11">
          <text:p/>
        </draw:polygon>
        <draw:polygon draw:style-name="gr7" draw:layer="layout" svg:width="0.069cm" svg:height="0.031cm" svg:x="24.265cm" svg:y="9.155cm" svg:viewBox="0 0 70 32" draw:points="69,0 70,11 0,32">
          <text:p/>
        </draw:polygon>
        <draw:polygon draw:style-name="gr7" draw:layer="layout" svg:width="0.069cm" svg:height="0.031cm" svg:x="24.265cm" svg:y="9.155cm" svg:viewBox="0 0 70 32" draw:points="69,0 70,11 0,32">
          <text:p/>
        </draw:polygon>
        <draw:polygon draw:style-name="gr7" draw:layer="layout" svg:width="0.068cm" svg:height="0.027cm" svg:x="24.265cm" svg:y="9.249cm" svg:viewBox="0 0 69 28" draw:points="66,0 69,9 0,28">
          <text:p/>
        </draw:polygon>
        <draw:polygon draw:style-name="gr7" draw:layer="layout" svg:width="0.068cm" svg:height="0.027cm" svg:x="24.265cm" svg:y="9.249cm" svg:viewBox="0 0 69 28" draw:points="66,0 69,9 0,28">
          <text:p/>
        </draw:polygon>
        <draw:polygon draw:style-name="gr7" draw:layer="layout" svg:width="0.065cm" svg:height="0.011cm" svg:x="24.264cm" svg:y="9.358cm" svg:viewBox="0 0 66 12" draw:points="33,12 0,12 0,0 66,0 66,12">
          <text:p/>
        </draw:polygon>
        <draw:polygon draw:style-name="gr7" draw:layer="layout" svg:width="0.065cm" svg:height="0.011cm" svg:x="24.264cm" svg:y="9.358cm" svg:viewBox="0 0 66 12" draw:points="33,12 0,12 0,0 66,0 66,12">
          <text:p/>
        </draw:polygon>
        <draw:polygon draw:style-name="gr7" draw:layer="layout" svg:width="0.063cm" svg:height="0.015cm" svg:x="24.265cm" svg:y="8.956cm" svg:viewBox="0 0 64 16" draw:points="64,0 64,11 0,16">
          <text:p/>
        </draw:polygon>
        <draw:polygon draw:style-name="gr7" draw:layer="layout" svg:width="0.063cm" svg:height="0.015cm" svg:x="24.265cm" svg:y="8.956cm" svg:viewBox="0 0 64 16" draw:points="64,0 64,11 0,16">
          <text:p/>
        </draw:polygon>
        <draw:polygon draw:style-name="gr7" draw:layer="layout" svg:width="0.068cm" svg:height="0.016cm" svg:x="24.264cm" svg:y="9.439cm" svg:viewBox="0 0 69 17" draw:points="0,17 0,6 69,0">
          <text:p/>
        </draw:polygon>
        <draw:polygon draw:style-name="gr7" draw:layer="layout" svg:width="0.068cm" svg:height="0.016cm" svg:x="24.264cm" svg:y="9.439cm" svg:viewBox="0 0 69 17" draw:points="0,17 0,6 69,0">
          <text:p/>
        </draw:polygon>
        <draw:polygon draw:style-name="gr7" draw:layer="layout" svg:width="0.066cm" svg:height="0.019cm" svg:x="24.264cm" svg:y="9.55cm" svg:viewBox="0 0 67 20" draw:points="2,20 0,9 67,0">
          <text:p/>
        </draw:polygon>
        <draw:polygon draw:style-name="gr7" draw:layer="layout" svg:width="0.066cm" svg:height="0.019cm" svg:x="24.264cm" svg:y="9.55cm" svg:viewBox="0 0 67 20" draw:points="2,20 0,9 67,0">
          <text:p/>
        </draw:polygon>
        <draw:polygon draw:style-name="gr7" draw:layer="layout" svg:width="0.063cm" svg:height="0.019cm" svg:x="24.265cm" svg:y="9.627cm" svg:viewBox="0 0 64 20" draw:points="2,20 0,9 64,0">
          <text:p/>
        </draw:polygon>
        <draw:polygon draw:style-name="gr7" draw:layer="layout" svg:width="0.063cm" svg:height="0.019cm" svg:x="24.265cm" svg:y="9.627cm" svg:viewBox="0 0 64 20" draw:points="2,20 0,9 64,0">
          <text:p/>
        </draw:polygon>
        <draw:polygon draw:style-name="gr7" draw:layer="layout" svg:width="0.065cm" svg:height="0.016cm" svg:x="24.264cm" svg:y="9.755cm" svg:viewBox="0 0 66 17" draw:points="2,17 0,5 66,0">
          <text:p/>
        </draw:polygon>
        <draw:polygon draw:style-name="gr7" draw:layer="layout" svg:width="0.065cm" svg:height="0.016cm" svg:x="24.264cm" svg:y="9.755cm" svg:viewBox="0 0 66 17" draw:points="2,17 0,5 66,0">
          <text:p/>
        </draw:polygon>
        <draw:polygon draw:style-name="gr7" draw:layer="layout" svg:width="0.069cm" svg:height="0.01cm" svg:x="24.263cm" svg:y="8.805cm" svg:viewBox="0 0 70 11" draw:points="35,11 0,11 0,0 70,0 70,11">
          <text:p/>
        </draw:polygon>
        <draw:polygon draw:style-name="gr7" draw:layer="layout" svg:width="0.069cm" svg:height="0.01cm" svg:x="24.263cm" svg:y="8.805cm" svg:viewBox="0 0 70 11" draw:points="35,11 0,11 0,0 70,0 70,11">
          <text:p/>
        </draw:polygon>
        <draw:polygon draw:style-name="gr7" draw:layer="layout" svg:width="0.065cm" svg:height="0.023cm" svg:x="24.267cm" svg:y="8.728cm" svg:viewBox="0 0 66 24" draw:points="64,0 66,11 0,24">
          <text:p/>
        </draw:polygon>
        <draw:polygon draw:style-name="gr7" draw:layer="layout" svg:width="0.065cm" svg:height="0.023cm" svg:x="24.267cm" svg:y="8.728cm" svg:viewBox="0 0 66 24" draw:points="64,0 66,11 0,24">
          <text:p/>
        </draw:polygon>
        <draw:polygon draw:style-name="gr7" draw:layer="layout" svg:width="0.049cm" svg:height="0.069cm" svg:x="24.338cm" svg:y="8.879cm" svg:viewBox="0 0 50 70" draw:points="0,0 50,64 41,70">
          <text:p/>
        </draw:polygon>
        <draw:polygon draw:style-name="gr7" draw:layer="layout" svg:width="0.068cm" svg:height="0.084cm" svg:x="24.322cm" svg:y="8.963cm" svg:viewBox="0 0 69 85" draw:points="69,77 60,85 0,0">
          <text:p/>
        </draw:polygon>
        <draw:polygon draw:style-name="gr7" draw:layer="layout" svg:width="0.068cm" svg:height="0.067cm" svg:x="24.322cm" svg:y="9.069cm" svg:viewBox="0 0 69 68" draw:points="69,61 61,68 0,0">
          <text:p/>
        </draw:polygon>
        <draw:polygon draw:style-name="gr7" draw:layer="layout" svg:width="0.066cm" svg:height="0.061cm" svg:x="24.322cm" svg:y="9.161cm" svg:viewBox="0 0 67 62" draw:points="67,55 60,62 0,0">
          <text:p/>
        </draw:polygon>
        <draw:polygon draw:style-name="gr7" draw:layer="layout" svg:width="0.06cm" svg:height="0.048cm" svg:x="24.328cm" svg:y="9.257cm" svg:viewBox="0 0 61 49" draw:points="61,41 53,49 0,0">
          <text:p/>
        </draw:polygon>
        <draw:polygon draw:style-name="gr7" draw:layer="layout" svg:width="0.06cm" svg:height="0.021cm" svg:x="24.326cm" svg:y="9.366cm" svg:viewBox="0 0 61 22" draw:points="61,12 58,22 0,0">
          <text:p/>
        </draw:polygon>
        <draw:polygon draw:style-name="gr7" draw:layer="layout" svg:width="0.057cm" svg:height="0.032cm" svg:x="24.328cm" svg:y="9.447cm" svg:viewBox="0 0 58 33" draw:points="58,22 53,33 0,0">
          <text:p/>
        </draw:polygon>
        <draw:polygon draw:style-name="gr7" draw:layer="layout" svg:width="0.052cm" svg:height="0.01cm" svg:x="24.328cm" svg:y="9.548cm" svg:viewBox="0 0 53 11" draw:points="0,11 2,0 53,8">
          <text:p/>
        </draw:polygon>
        <draw:polygon draw:style-name="gr7" draw:layer="layout" svg:width="0.054cm" svg:height="0.01cm" svg:x="24.33cm" svg:y="9.626cm" svg:viewBox="0 0 55 11" draw:points="0,11 2,0 55,5">
          <text:p/>
        </draw:polygon>
        <draw:polygon draw:style-name="gr7" draw:layer="layout" svg:width="0.054cm" svg:height="0.01cm" svg:x="24.328cm" svg:y="9.755cm" svg:viewBox="0 0 55 11" draw:points="27,11 0,11 0,0 55,0 55,11">
          <text:p/>
        </draw:polygon>
        <draw:polygon draw:style-name="gr7" draw:layer="layout" svg:width="0.055cm" svg:height="0.059cm" svg:x="24.338cm" svg:y="8.802cm" svg:viewBox="0 0 56 60" draw:points="0,0 56,52 49,60">
          <text:p/>
        </draw:polygon>
        <draw:polygon draw:style-name="gr7" draw:layer="layout" svg:width="0.055cm" svg:height="0.046cm" svg:x="24.338cm" svg:y="8.726cm" svg:viewBox="0 0 56 47" draw:points="0,0 56,40 49,47">
          <text:p/>
        </draw:polygon>
        <draw:polygon draw:style-name="gr7" draw:layer="layout" svg:width="0.094cm" svg:height="2.35cm" svg:x="23.974cm" svg:y="8.18cm" svg:viewBox="0 0 95 2351" draw:points="95,0 86,2303 0,2351">
          <text:p/>
        </draw:polygon>
        <draw:polygon draw:style-name="gr7" draw:layer="layout" svg:width="0.094cm" svg:height="2.35cm" svg:x="23.974cm" svg:y="8.18cm" svg:viewBox="0 0 95 2351" draw:points="95,0 86,2303 0,2351">
          <text:p/>
        </draw:polygon>
        <draw:polygon draw:style-name="gr7" draw:layer="layout" svg:width="0.089cm" svg:height="0.01cm" svg:x="23.969cm" svg:y="9.124cm" svg:viewBox="0 0 90 11" draw:points="0,11 2,0 90,5">
          <text:p/>
        </draw:polygon>
        <draw:polygon draw:style-name="gr7" draw:layer="layout" svg:width="0.089cm" svg:height="0.01cm" svg:x="23.969cm" svg:y="9.124cm" svg:viewBox="0 0 90 11" draw:points="0,11 2,0 90,5">
          <text:p/>
        </draw:polygon>
        <draw:polygon draw:style-name="gr7" draw:layer="layout" svg:width="0.088cm" svg:height="0.01cm" svg:x="23.969cm" svg:y="9.496cm" svg:viewBox="0 0 89 11" draw:points="0,11 2,0 89,7">
          <text:p/>
        </draw:polygon>
        <draw:polygon draw:style-name="gr7" draw:layer="layout" svg:width="0.088cm" svg:height="0.01cm" svg:x="23.969cm" svg:y="9.496cm" svg:viewBox="0 0 89 11" draw:points="0,11 2,0 89,7">
          <text:p/>
        </draw:polygon>
        <draw:polygon draw:style-name="gr7" draw:layer="layout" svg:width="0.087cm" svg:height="0.01cm" svg:x="23.97cm" svg:y="9.744cm" svg:viewBox="0 0 88 11" draw:points="88,0 88,11 0,5">
          <text:p/>
        </draw:polygon>
        <draw:polygon draw:style-name="gr7" draw:layer="layout" svg:width="0.087cm" svg:height="0.01cm" svg:x="23.97cm" svg:y="9.744cm" svg:viewBox="0 0 88 11" draw:points="88,0 88,11 0,5">
          <text:p/>
        </draw:polygon>
        <draw:polygon draw:style-name="gr7" draw:layer="layout" svg:width="0.085cm" svg:height="0.032cm" svg:x="23.969cm" svg:y="9.862cm" svg:viewBox="0 0 86 33" draw:points="4,33 0,22 86,0">
          <text:p/>
        </draw:polygon>
        <draw:polygon draw:style-name="gr7" draw:layer="layout" svg:width="0.085cm" svg:height="0.032cm" svg:x="23.969cm" svg:y="9.862cm" svg:viewBox="0 0 86 33" draw:points="4,33 0,22 86,0">
          <text:p/>
        </draw:polygon>
        <draw:polygon draw:style-name="gr7" draw:layer="layout" svg:width="0.081cm" svg:height="0.026cm" svg:x="23.972cm" svg:y="10.239cm" svg:viewBox="0 0 82 27" draw:points="81,0 82,11 0,27">
          <text:p/>
        </draw:polygon>
        <draw:polygon draw:style-name="gr7" draw:layer="layout" svg:width="0.081cm" svg:height="0.026cm" svg:x="23.972cm" svg:y="10.239cm" svg:viewBox="0 0 82 27" draw:points="81,0 82,11 0,27">
          <text:p/>
        </draw:polygon>
        <draw:polygon draw:style-name="gr7" draw:layer="layout" svg:width="0.087cm" svg:height="0.04cm" svg:x="23.972cm" svg:y="10.35cm" svg:viewBox="0 0 88 41" draw:points="82,0 88,9 0,41">
          <text:p/>
        </draw:polygon>
        <draw:polygon draw:style-name="gr7" draw:layer="layout" svg:width="0.087cm" svg:height="0.04cm" svg:x="23.972cm" svg:y="10.35cm" svg:viewBox="0 0 88 41" draw:points="82,0 88,9 0,41">
          <text:p/>
        </draw:polygon>
        <draw:polygon draw:style-name="gr7" draw:layer="layout" svg:width="0.085cm" svg:height="0.029cm" svg:x="23.972cm" svg:y="10.109cm" svg:viewBox="0 0 86 30" draw:points="82,0 86,11 0,30">
          <text:p/>
        </draw:polygon>
        <draw:polygon draw:style-name="gr7" draw:layer="layout" svg:width="0.085cm" svg:height="0.029cm" svg:x="23.972cm" svg:y="10.109cm" svg:viewBox="0 0 86 30" draw:points="82,0 86,11 0,30">
          <text:p/>
        </draw:polygon>
        <draw:polygon draw:style-name="gr7" draw:layer="layout" svg:width="0.085cm" svg:height="0.032cm" svg:x="23.969cm" svg:y="9.979cm" svg:viewBox="0 0 86 33" draw:points="4,33 0,22 86,0">
          <text:p/>
        </draw:polygon>
        <draw:polygon draw:style-name="gr7" draw:layer="layout" svg:width="0.085cm" svg:height="0.032cm" svg:x="23.969cm" svg:y="9.979cm" svg:viewBox="0 0 86 33" draw:points="4,33 0,22 86,0">
          <text:p/>
        </draw:polygon>
        <draw:polygon draw:style-name="gr7" draw:layer="layout" svg:width="0.089cm" svg:height="0.01cm" svg:x="23.969cm" svg:y="9.614cm" svg:viewBox="0 0 90 11" draw:points="90,0 90,11 0,5">
          <text:p/>
        </draw:polygon>
        <draw:polygon draw:style-name="gr7" draw:layer="layout" svg:width="0.089cm" svg:height="0.01cm" svg:x="23.969cm" svg:y="9.614cm" svg:viewBox="0 0 90 11" draw:points="90,0 90,11 0,5">
          <text:p/>
        </draw:polygon>
        <draw:polygon draw:style-name="gr7" draw:layer="layout" svg:width="0.087cm" svg:height="0.01cm" svg:x="23.97cm" svg:y="9.366cm" svg:viewBox="0 0 88 11" draw:points="44,11 0,11 0,0 88,0 88,11">
          <text:p/>
        </draw:polygon>
        <draw:polygon draw:style-name="gr7" draw:layer="layout" svg:width="0.087cm" svg:height="0.01cm" svg:x="23.97cm" svg:y="9.366cm" svg:viewBox="0 0 88 11" draw:points="44,11 0,11 0,0 88,0 88,11">
          <text:p/>
        </draw:polygon>
        <draw:polygon draw:style-name="gr7" draw:layer="layout" svg:width="0.087cm" svg:height="0.04cm" svg:x="23.974cm" svg:y="9.226cm" svg:viewBox="0 0 88 41" draw:points="0,0 88,32 82,41">
          <text:p/>
        </draw:polygon>
        <draw:polygon draw:style-name="gr7" draw:layer="layout" svg:width="0.087cm" svg:height="0.04cm" svg:x="23.974cm" svg:y="9.226cm" svg:viewBox="0 0 88 41" draw:points="0,0 88,32 82,41">
          <text:p/>
        </draw:polygon>
        <draw:polygon draw:style-name="gr7" draw:layer="layout" svg:width="0.093cm" svg:height="0.084cm" svg:x="23.974cm" svg:y="8.334cm" svg:viewBox="0 0 94 85" draw:points="0,7 8,0 94,85">
          <text:p/>
        </draw:polygon>
        <draw:polygon draw:style-name="gr7" draw:layer="layout" svg:width="0.093cm" svg:height="0.084cm" svg:x="23.974cm" svg:y="8.334cm" svg:viewBox="0 0 94 85" draw:points="0,7 8,0 94,85">
          <text:p/>
        </draw:polygon>
        <draw:polygon draw:style-name="gr7" draw:layer="layout" svg:width="0.095cm" svg:height="0.045cm" svg:x="23.966cm" svg:y="8.602cm" svg:viewBox="0 0 96 46" draw:points="0,9 4,0 96,46">
          <text:p/>
        </draw:polygon>
        <draw:polygon draw:style-name="gr7" draw:layer="layout" svg:width="0.095cm" svg:height="0.045cm" svg:x="23.966cm" svg:y="8.602cm" svg:viewBox="0 0 96 46" draw:points="0,9 4,0 96,46">
          <text:p/>
        </draw:polygon>
        <draw:polygon draw:style-name="gr7" draw:layer="layout" svg:width="0.088cm" svg:height="0.052cm" svg:x="23.97cm" svg:y="8.736cm" svg:viewBox="0 0 89 53" draw:points="0,9 6,0 89,53">
          <text:p/>
        </draw:polygon>
        <draw:polygon draw:style-name="gr7" draw:layer="layout" svg:width="0.088cm" svg:height="0.052cm" svg:x="23.97cm" svg:y="8.736cm" svg:viewBox="0 0 89 53" draw:points="0,9 6,0 89,53">
          <text:p/>
        </draw:polygon>
        <draw:polygon draw:style-name="gr7" draw:layer="layout" svg:width="0.089cm" svg:height="0.04cm" svg:x="23.974cm" svg:y="8.875cm" svg:viewBox="0 0 90 41" draw:points="0,0 90,33 86,41">
          <text:p/>
        </draw:polygon>
        <draw:polygon draw:style-name="gr7" draw:layer="layout" svg:width="0.089cm" svg:height="0.04cm" svg:x="23.974cm" svg:y="8.875cm" svg:viewBox="0 0 90 41" draw:points="0,0 90,33 86,41">
          <text:p/>
        </draw:polygon>
        <draw:polygon draw:style-name="gr7" draw:layer="layout" svg:width="0.08cm" svg:height="0.04cm" svg:x="23.976cm" svg:y="8.981cm" svg:viewBox="0 0 81 41" draw:points="0,9 6,0 81,41">
          <text:p/>
        </draw:polygon>
        <draw:polygon draw:style-name="gr7" draw:layer="layout" svg:width="0.08cm" svg:height="0.04cm" svg:x="23.976cm" svg:y="8.981cm" svg:viewBox="0 0 81 41" draw:points="0,9 6,0 81,41">
          <text:p/>
        </draw:polygon>
        <draw:polygon draw:style-name="gr7" draw:layer="layout" svg:width="0.094cm" svg:height="0.098cm" svg:x="23.974cm" svg:y="8.202cm" svg:viewBox="0 0 95 99" draw:points="0,7 6,0 95,91 88,99">
          <text:p/>
        </draw:polygon>
        <draw:polygon draw:style-name="gr7" draw:layer="layout" svg:width="0.094cm" svg:height="0.098cm" svg:x="23.974cm" svg:y="8.202cm" svg:viewBox="0 0 95 99" draw:points="0,7 6,0 95,91 88,99">
          <text:p/>
        </draw:polygon>
        <draw:polygon draw:style-name="gr7" draw:layer="layout" svg:width="0.087cm" svg:height="0.084cm" svg:x="23.976cm" svg:y="8.462cm" svg:viewBox="0 0 88 85" draw:points="0,0 88,78 81,85">
          <text:p/>
        </draw:polygon>
        <draw:polygon draw:style-name="gr7" draw:layer="layout" svg:width="0.087cm" svg:height="0.084cm" svg:x="23.976cm" svg:y="8.462cm" svg:viewBox="0 0 88 85" draw:points="0,0 88,78 81,85">
          <text:p/>
        </draw:polygon>
        <draw:polygon draw:style-name="gr8" draw:layer="layout" svg:width="0.054cm" svg:height="2.4cm" svg:x="23.855cm" svg:y="8.102cm" svg:viewBox="0 0 55 2401" draw:points="11,0 55,0 44,2401 0,2401">
          <text:p/>
        </draw:polygon>
        <draw:path draw:style-name="gr8" draw:layer="layout" svg:width="0.077cm" svg:height="2.475cm" svg:x="23.893cm" svg:y="8.062cm" svg:viewBox="0 0 78 2476" svg:d="M22 6c18-12 38-6 56 19v2451l-68-63-10-2384 6-8z">
          <text:p/>
        </draw:path>
        <draw:polygon draw:style-name="gr8" draw:layer="layout" svg:width="0.08cm" svg:height="0.015cm" svg:x="23.893cm" svg:y="8.322cm" svg:viewBox="0 0 81 16" draw:points="0,11 22,3 61,0 81,16">
          <text:p/>
        </draw:polygon>
        <draw:polygon draw:style-name="gr8" draw:layer="layout" svg:width="0.08cm" svg:height="0.015cm" svg:x="23.893cm" svg:y="8.322cm" svg:viewBox="0 0 81 16" draw:points="0,11 22,3 61,0 81,16">
          <text:p/>
        </draw:polygon>
        <draw:path draw:style-name="gr8" draw:layer="layout" svg:width="0.079cm" svg:height="0.038cm" svg:x="23.893cm" svg:y="8.188cm" svg:viewBox="0 0 80 39" svg:d="M28 3c14-6 31-3 52 9l-6 9c-17-10-31-13-42-8-7 3-12 8-16 15l-5 11-11-2 6-15z">
          <text:p/>
        </draw:path>
        <draw:path draw:style-name="gr8" draw:layer="layout" svg:width="0.079cm" svg:height="0.038cm" svg:x="23.893cm" svg:y="8.188cm" svg:viewBox="0 0 80 39" svg:d="M28 3c14-6 31-3 52 9l-6 9c-17-10-31-13-42-8-7 3-12 8-16 15l-5 11-11-2 6-15z">
          <text:p/>
        </draw:path>
        <draw:polygon draw:style-name="gr8" draw:layer="layout" svg:width="0.074cm" svg:height="0.01cm" svg:x="23.897cm" svg:y="8.461cm" svg:viewBox="0 0 75 11" draw:points="38,11 0,11 0,0 75,0 75,11">
          <text:p/>
        </draw:polygon>
        <draw:polygon draw:style-name="gr8" draw:layer="layout" svg:width="0.074cm" svg:height="0.01cm" svg:x="23.897cm" svg:y="8.461cm" svg:viewBox="0 0 75 11" draw:points="38,11 0,11 0,0 75,0 75,11">
          <text:p/>
        </draw:polygon>
        <draw:polygon draw:style-name="gr8" draw:layer="layout" svg:width="0.069cm" svg:height="0.01cm" svg:x="23.899cm" svg:y="8.592cm" svg:viewBox="0 0 70 11" draw:points="0,11 2,0 70,9">
          <text:p/>
        </draw:polygon>
        <draw:polygon draw:style-name="gr8" draw:layer="layout" svg:width="0.069cm" svg:height="0.01cm" svg:x="23.899cm" svg:y="8.592cm" svg:viewBox="0 0 70 11" draw:points="0,11 2,0 70,9">
          <text:p/>
        </draw:polygon>
        <draw:polygon draw:style-name="gr8" draw:layer="layout" svg:width="0.063cm" svg:height="0.011cm" svg:x="23.905cm" svg:y="10.126cm" svg:viewBox="0 0 64 12" draw:points="64,0 64,12 0,9">
          <text:p/>
        </draw:polygon>
        <draw:polygon draw:style-name="gr8" draw:layer="layout" svg:width="0.063cm" svg:height="0.011cm" svg:x="23.905cm" svg:y="10.126cm" svg:viewBox="0 0 64 12" draw:points="64,0 64,12 0,9">
          <text:p/>
        </draw:polygon>
        <draw:polygon draw:style-name="gr8" draw:layer="layout" svg:width="0.069cm" svg:height="0.011cm" svg:x="23.901cm" svg:y="9.872cm" svg:viewBox="0 0 70 12" draw:points="0,11 2,0 70,12">
          <text:p/>
        </draw:polygon>
        <draw:polygon draw:style-name="gr8" draw:layer="layout" svg:width="0.069cm" svg:height="0.011cm" svg:x="23.901cm" svg:y="9.872cm" svg:viewBox="0 0 70 12" draw:points="0,11 2,0 70,12">
          <text:p/>
        </draw:polygon>
        <draw:polygon draw:style-name="gr8" draw:layer="layout" svg:width="0.068cm" svg:height="0.01cm" svg:x="23.899cm" svg:y="9.99cm" svg:viewBox="0 0 69 11" draw:points="0,11 2,0 69,11">
          <text:p/>
        </draw:polygon>
        <draw:polygon draw:style-name="gr8" draw:layer="layout" svg:width="0.068cm" svg:height="0.01cm" svg:x="23.899cm" svg:y="9.99cm" svg:viewBox="0 0 69 11" draw:points="0,11 2,0 69,11">
          <text:p/>
        </draw:polygon>
        <draw:polygon draw:style-name="gr8" draw:layer="layout" svg:width="0.071cm" svg:height="0.01cm" svg:x="23.898cm" svg:y="9.609cm" svg:viewBox="0 0 72 11" draw:points="72,0 70,11 0,5">
          <text:p/>
        </draw:polygon>
        <draw:polygon draw:style-name="gr8" draw:layer="layout" svg:width="0.071cm" svg:height="0.01cm" svg:x="23.898cm" svg:y="9.609cm" svg:viewBox="0 0 72 11" draw:points="72,0 70,11 0,5">
          <text:p/>
        </draw:polygon>
        <draw:polygon draw:style-name="gr8" draw:layer="layout" svg:width="0.068cm" svg:height="0.021cm" svg:x="23.899cm" svg:y="9.485cm" svg:viewBox="0 0 69 22" draw:points="0,11 4,0 69,11 66,22">
          <text:p/>
        </draw:polygon>
        <draw:polygon draw:style-name="gr8" draw:layer="layout" svg:width="0.068cm" svg:height="0.021cm" svg:x="23.899cm" svg:y="9.485cm" svg:viewBox="0 0 69 22" draw:points="0,11 4,0 69,11 66,22">
          <text:p/>
        </draw:polygon>
        <draw:polygon draw:style-name="gr8" draw:layer="layout" svg:width="0.068cm" svg:height="0.01cm" svg:x="23.901cm" svg:y="9.738cm" svg:viewBox="0 0 69 11" draw:points="0,7 67,0 69,11">
          <text:p/>
        </draw:polygon>
        <draw:polygon draw:style-name="gr8" draw:layer="layout" svg:width="0.068cm" svg:height="0.01cm" svg:x="23.901cm" svg:y="9.738cm" svg:viewBox="0 0 69 11" draw:points="0,7 67,0 69,11">
          <text:p/>
        </draw:polygon>
        <draw:polygon draw:style-name="gr8" draw:layer="layout" svg:width="0.068cm" svg:height="0.01cm" svg:x="23.901cm" svg:y="9.226cm" svg:viewBox="0 0 69 11" draw:points="34,11 0,11 0,0 69,0 69,11">
          <text:p/>
        </draw:polygon>
        <draw:polygon draw:style-name="gr8" draw:layer="layout" svg:width="0.068cm" svg:height="0.01cm" svg:x="23.901cm" svg:y="9.226cm" svg:viewBox="0 0 69 11" draw:points="34,11 0,11 0,0 69,0 69,11">
          <text:p/>
        </draw:polygon>
        <draw:polygon draw:style-name="gr8" draw:layer="layout" svg:width="0.071cm" svg:height="0.01cm" svg:x="23.898cm" svg:y="9.356cm" svg:viewBox="0 0 72 11" draw:points="0,11 2,0 72,11">
          <text:p/>
        </draw:polygon>
        <draw:polygon draw:style-name="gr8" draw:layer="layout" svg:width="0.071cm" svg:height="0.01cm" svg:x="23.898cm" svg:y="9.356cm" svg:viewBox="0 0 72 11" draw:points="0,11 2,0 72,11">
          <text:p/>
        </draw:polygon>
        <draw:polygon draw:style-name="gr8" draw:layer="layout" svg:width="0.069cm" svg:height="0.01cm" svg:x="23.899cm" svg:y="9.121cm" svg:viewBox="0 0 70 11" draw:points="0,11 0,0 70,3">
          <text:p/>
        </draw:polygon>
        <draw:polygon draw:style-name="gr8" draw:layer="layout" svg:width="0.069cm" svg:height="0.01cm" svg:x="23.899cm" svg:y="9.121cm" svg:viewBox="0 0 70 11" draw:points="0,11 0,0 70,3">
          <text:p/>
        </draw:polygon>
        <draw:polygon draw:style-name="gr8" draw:layer="layout" svg:width="0.073cm" svg:height="0.01cm" svg:x="23.897cm" svg:y="8.976cm" svg:viewBox="0 0 74 11" draw:points="0,11 0,0 74,7">
          <text:p/>
        </draw:polygon>
        <draw:polygon draw:style-name="gr8" draw:layer="layout" svg:width="0.073cm" svg:height="0.01cm" svg:x="23.897cm" svg:y="8.976cm" svg:viewBox="0 0 74 11" draw:points="0,11 0,0 74,7">
          <text:p/>
        </draw:polygon>
        <draw:polygon draw:style-name="gr8" draw:layer="layout" svg:width="0.073cm" svg:height="0.013cm" svg:x="23.895cm" svg:y="8.859cm" svg:viewBox="0 0 74 14" draw:points="0,11 4,0 74,14">
          <text:p/>
        </draw:polygon>
        <draw:polygon draw:style-name="gr8" draw:layer="layout" svg:width="0.073cm" svg:height="0.013cm" svg:x="23.895cm" svg:y="8.859cm" svg:viewBox="0 0 74 14" draw:points="0,11 4,0 74,14">
          <text:p/>
        </draw:polygon>
        <draw:polygon draw:style-name="gr8" draw:layer="layout" svg:width="0.071cm" svg:height="0.01cm" svg:x="23.897cm" svg:y="8.726cm" svg:viewBox="0 0 72 11" draw:points="0,9 4,0 72,11">
          <text:p/>
        </draw:polygon>
        <draw:polygon draw:style-name="gr8" draw:layer="layout" svg:width="0.071cm" svg:height="0.01cm" svg:x="23.897cm" svg:y="8.726cm" svg:viewBox="0 0 72 11" draw:points="0,9 4,0 72,11">
          <text:p/>
        </draw:polygon>
        <draw:path draw:style-name="gr8" draw:layer="layout" svg:width="0.44cm" svg:height="2.233cm" svg:x="23.424cm" svg:y="8.104cm" svg:viewBox="0 0 441 2234" svg:d="M0 408c33-74 76-143 129-206 90-108 193-175 307-202l5 2231h-1c-45 9-127 0-246-25l-184-46-6-1752z">
          <text:p/>
        </draw:path>
        <draw:path draw:style-name="gr8" draw:layer="layout" svg:width="0.44cm" svg:height="2.233cm" svg:x="23.424cm" svg:y="8.104cm" svg:viewBox="0 0 441 2234" svg:d="M0 408c33-74 76-143 129-206 90-108 193-175 307-202l5 2231h-1c-45 9-127 0-246-25l-184-46-6-1752z">
          <text:p/>
        </draw:path>
        <draw:line draw:style-name="gr9" draw:layer="layout" svg:x1="23.433cm" svg:y1="10.495cm" svg:x2="23.428cm" svg:y2="8.512cm">
          <text:p/>
        </draw:line>
        <draw:path draw:style-name="gr9" draw:layer="layout" svg:width="0.448cm" svg:height="2.385cm" svg:x="23.418cm" svg:y="8.104cm" svg:viewBox="0 0 449 2386" svg:d="M0 423l6-15c33-74 76-143 129-206 90-108 193-175 307-202l7 2386">
          <text:p/>
        </draw:path>
        <draw:polygon draw:style-name="gr10" draw:layer="layout" svg:width="0.014cm" svg:height="2.084cm" svg:x="23.513cm" svg:y="8.353cm" svg:viewBox="0 0 15 2085" draw:points="4,0 15,0 0,2085">
          <text:p/>
        </draw:polygon>
        <draw:polygon draw:style-name="gr11" draw:layer="layout" svg:width="0.01cm" svg:height="2.284cm" svg:x="23.656cm" svg:y="8.198cm" svg:viewBox="0 0 11 2285" draw:points="6,2285 0,2285 0,0 11,0 11,2285">
          <text:p/>
        </draw:polygon>
        <draw:polygon draw:style-name="gr11" draw:layer="layout" svg:width="0.01cm" svg:height="2.142cm" svg:x="23.553cm" svg:y="8.309cm" svg:viewBox="0 0 11 2143" draw:points="6,2143 0,2143 0,0 11,0 11,2143">
          <text:p/>
        </draw:polygon>
        <draw:polygon draw:style-name="gr11" draw:layer="layout" svg:width="0.01cm" svg:height="2.21cm" svg:x="23.596cm" svg:y="8.255cm" svg:viewBox="0 0 11 2211" draw:points="6,2211 0,2211 0,0 11,0 11,2211">
          <text:p/>
        </draw:polygon>
        <draw:polygon draw:style-name="gr11" draw:layer="layout" svg:width="0.01cm" svg:height="2.338cm" svg:x="23.727cm" svg:y="8.159cm" svg:viewBox="0 0 11 2339" draw:points="6,2339 0,2339 0,0 11,0 11,2339">
          <text:p/>
        </draw:polygon>
        <draw:polygon draw:style-name="gr12" draw:layer="layout" svg:width="0.01cm" svg:height="2.38cm" svg:x="23.782cm" svg:y="8.135cm" svg:viewBox="0 0 11 2381" draw:points="6,2381 0,2381 0,0 11,0 11,2381">
          <text:p/>
        </draw:polygon>
        <draw:polygon draw:style-name="gr13" draw:layer="layout" svg:width="0.023cm" svg:height="2.38cm" svg:x="23.776cm" svg:y="8.135cm" svg:viewBox="0 0 24 2381" draw:points="18,1191 11,2381 0,2381 13,0 24,0">
          <text:p/>
        </draw:polygon>
        <draw:path draw:style-name="gr14" draw:layer="layout" svg:width="0.288cm" svg:height="0.414cm" svg:x="22.659cm" svg:y="9.252cm" svg:viewBox="0 0 289 415" svg:d="M38 139c-15-34-27-67-34-99l-4-40h11l4 38c8 33 18 66 32 99 48 104 129 193 242 269l-6 9c-116-77-197-169-245-276z">
          <text:p/>
        </draw:path>
        <draw:path draw:style-name="gr14" draw:layer="layout" svg:width="0.277cm" svg:height="0.405cm" svg:x="22.676cm" svg:y="9.254cm" svg:viewBox="0 0 278 406" svg:d="M0 0h10c1 37 12 82 36 134 45 102 122 190 232 265l-6 7c-111-75-190-165-237-269-23-52-34-98-35-137z">
          <text:p/>
        </draw:path>
        <draw:path draw:style-name="gr14" draw:layer="layout" svg:width="0.239cm" svg:height="0.414cm" svg:x="22.791cm" svg:y="9.254cm" svg:viewBox="0 0 240 415" svg:d="M0 2l11-2c6 44 20 94 42 150 44 110 106 196 187 256l-6 9c-82-62-146-150-191-262-23-56-37-107-43-151z">
          <text:p/>
        </draw:path>
        <draw:path draw:style-name="gr14" draw:layer="layout" svg:width="0.239cm" svg:height="0.414cm" svg:x="22.801cm" svg:y="9.254cm" svg:viewBox="0 0 240 415" svg:d="M0 2l11-2c6 44 20 94 42 150 44 110 106 196 187 256l-6 9c-82-62-145-150-190-262-23-56-38-107-44-151z">
          <text:p/>
        </draw:path>
        <draw:path draw:style-name="gr14" draw:layer="layout" svg:width="0.207cm" svg:height="0.415cm" svg:x="22.925cm" svg:y="9.253cm" svg:viewBox="0 0 208 416" svg:d="M0 0h11c0 34 8 76 26 126 32 102 90 196 171 283l-7 7c-84-88-141-184-176-287-16-52-25-95-25-129z">
          <text:p/>
        </draw:path>
        <draw:path draw:style-name="gr14" draw:layer="layout" svg:width="0.207cm" svg:height="0.415cm" svg:x="22.933cm" svg:y="9.253cm" svg:viewBox="0 0 208 416" svg:d="M0 0h11c0 34 9 76 26 126 33 102 91 196 171 283l-7 7c-84-88-141-184-176-287-15-52-24-95-25-129z">
          <text:p/>
        </draw:path>
        <draw:path draw:style-name="gr14" draw:layer="layout" svg:width="0.205cm" svg:height="0.406cm" svg:x="23.052cm" svg:y="9.258cm" svg:viewBox="0 0 206 407" svg:d="M0 0l13 2c-5 78 26 169 91 270 33 50 67 92 102 128l-8 7c-35-35-69-79-103-131-67-102-98-194-95-276z">
          <text:p/>
        </draw:path>
        <draw:path draw:style-name="gr14" draw:layer="layout" svg:width="0.197cm" svg:height="0.4cm" svg:x="23.066cm" svg:y="9.261cm" svg:viewBox="0 0 198 401" svg:d="M0 0h11c-4 79 27 168 90 267l97 127-8 7c-33-35-66-78-98-129-65-101-95-192-92-272z">
          <text:p/>
        </draw:path>
        <draw:path draw:style-name="gr14" draw:layer="layout" svg:width="0.185cm" svg:height="0.406cm" svg:x="23.182cm" svg:y="9.257cm" svg:viewBox="0 0 186 407" svg:d="M177 407c-34-45-66-94-96-148-59-106-86-193-80-259h10c-5 66 22 152 83 259 29 52 60 100 92 142z">
          <text:p/>
        </draw:path>
        <draw:path draw:style-name="gr14" draw:layer="layout" svg:width="0.185cm" svg:height="0.405cm" svg:x="23.2cm" svg:y="9.26cm" svg:viewBox="0 0 186 406" svg:d="M186 400l-9 6c-34-44-66-93-97-147-58-106-85-193-79-259h10c-5 65 22 150 82 257z">
          <text:p/>
        </draw:path>
        <draw:path draw:style-name="gr14" draw:layer="layout" svg:width="0.167cm" svg:height="0.407cm" svg:x="23.301cm" svg:y="9.258cm" svg:viewBox="0 0 168 408" svg:d="M168 402l-10 6c-35-53-66-108-95-166-56-113-75-194-56-242l10 4c-19 45 1 125 58 238 29 58 60 111 93 160z">
          <text:p/>
        </draw:path>
        <draw:path draw:style-name="gr14" draw:layer="layout" svg:width="0.167cm" svg:height="0.407cm" svg:x="23.312cm" svg:y="9.26cm" svg:viewBox="0 0 168 408" svg:d="M168 402l-10 6c-35-54-66-109-95-166-56-113-75-194-56-242l10 3c-19 46 1 126 58 239 29 57 60 111 93 160z">
          <text:p/>
        </draw:path>
        <draw:path draw:style-name="gr14" draw:layer="layout" svg:width="0.159cm" svg:height="0.401cm" svg:x="23.432cm" svg:y="9.259cm" svg:viewBox="0 0 160 402" svg:d="M160 396l-9 6c-34-49-65-103-93-158-52-111-70-193-50-244l10 4c-20 49-2 129 53 240z">
          <text:p/>
        </draw:path>
        <draw:path draw:style-name="gr14" draw:layer="layout" svg:width="0.159cm" svg:height="0.401cm" svg:x="23.442cm" svg:y="9.259cm" svg:viewBox="0 0 160 402" svg:d="M160 396l-9 6c-34-49-65-103-93-158-52-111-70-193-50-244l10 4c-20 49-2 129 53 240z">
          <text:p/>
        </draw:path>
        <draw:path draw:style-name="gr14" draw:layer="layout" svg:width="0.145cm" svg:height="0.41cm" svg:x="23.567cm" svg:y="9.256cm" svg:viewBox="0 0 146 411" svg:d="M146 406l-8 5c-29-48-56-99-81-154-46-110-65-196-54-257l10 3c-10 59 9 144 57 254 25 55 50 104 76 149z">
          <text:p/>
        </draw:path>
        <draw:path draw:style-name="gr14" draw:layer="layout" svg:width="0.145cm" svg:height="0.409cm" svg:x="23.577cm" svg:y="9.259cm" svg:viewBox="0 0 146 410" svg:d="M138 410c-29-48-56-98-81-153-46-110-65-196-54-257l10 2c-10 60 9 145 57 255 25 55 50 104 76 149z">
          <text:p/>
        </draw:path>
        <draw:path draw:style-name="gr14" draw:layer="layout" svg:width="0.124cm" svg:height="0.405cm" svg:x="23.697cm" svg:y="9.257cm" svg:viewBox="0 0 125 406" svg:d="M125 402l-11 4c-24-53-46-107-65-165-41-113-56-193-46-241l11 3c-10 45 5 125 45 239 20 58 42 111 66 160z">
          <text:p/>
        </draw:path>
        <draw:path draw:style-name="gr14" draw:layer="layout" svg:width="0.124cm" svg:height="0.405cm" svg:x="23.708cm" svg:y="9.257cm" svg:viewBox="0 0 125 406" svg:d="M125 402l-11 4c-24-53-46-107-65-165-41-113-56-193-46-241l11 3c-10 45 6 125 47 239z">
          <text:p/>
        </draw:path>
        <draw:path draw:style-name="gr14" draw:layer="layout" svg:width="0.124cm" svg:height="0.405cm" svg:x="23.708cm" svg:y="9.257cm" svg:viewBox="0 0 125 406" svg:d="M125 402l-11 4c-24-53-46-107-65-165-41-113-56-193-46-241l11 3c-10 45 6 125 47 239z">
          <text:p/>
        </draw:path>
        <draw:path draw:style-name="gr14" draw:layer="layout" svg:width="0.107cm" svg:height="0.413cm" svg:x="23.828cm" svg:y="9.254cm" svg:viewBox="0 0 108 414" svg:d="M5 0l11 3c-12 45-1 126 35 243l57 165-12 3-58-169c-34-116-46-199-33-245z">
          <text:p/>
        </draw:path>
        <draw:path draw:style-name="gr14" draw:layer="layout" svg:width="0.106cm" svg:height="0.413cm" svg:x="23.836cm" svg:y="9.257cm" svg:viewBox="0 0 107 414" svg:d="M4 0l12 2c-12 45-1 127 34 244 17 59 36 114 57 165l-10 3c-23-55-42-111-59-169-34-116-45-198-34-245z">
          <text:p/>
        </draw:path>
        <draw:path draw:style-name="gr14" draw:layer="layout" svg:width="0.106cm" svg:height="0.413cm" svg:x="23.836cm" svg:y="9.257cm" svg:viewBox="0 0 107 414" svg:d="M4 0l12 2c-12 45-1 127 34 244 17 59 36 114 57 165l-10 3c-23-55-42-111-59-169-34-116-45-198-34-245z">
          <text:p/>
        </draw:path>
        <draw:path draw:style-name="gr14" draw:layer="layout" svg:width="0.075cm" svg:height="0.413cm" svg:x="23.958cm" svg:y="9.252cm" svg:viewBox="0 0 76 414" svg:d="M9 0l10 4c-15 32-10 108 14 231l43 176-11 3-42-183c-25-121-29-198-14-231z">
          <text:p/>
        </draw:path>
        <draw:path draw:style-name="gr14" draw:layer="layout" svg:width="0.075cm" svg:height="0.411cm" svg:x="23.969cm" svg:y="9.258cm" svg:viewBox="0 0 76 412" svg:d="M33 233l43 177-11 2-42-181c-25-122-29-199-14-231l10 3c-15 32-10 109 14 230z">
          <text:p/>
        </draw:path>
        <draw:path draw:style-name="gr14" draw:layer="layout" svg:width="0.075cm" svg:height="0.411cm" svg:x="23.969cm" svg:y="9.258cm" svg:viewBox="0 0 76 412" svg:d="M33 233l43 177-11 2-42-181c-25-122-29-199-14-231l10 3c-15 32-10 109 14 230z">
          <text:p/>
        </draw:path>
        <draw:path draw:style-name="gr14" draw:layer="layout" svg:width="0.048cm" svg:height="0.413cm" svg:x="24.088cm" svg:y="9.253cm" svg:viewBox="0 0 49 414" svg:d="M12 0l8 7c-10 9-11 61-2 156l31 249-10 2-31-221c-12-117-10-181 4-193z">
          <text:p/>
        </draw:path>
        <draw:path draw:style-name="gr14" draw:layer="layout" svg:width="0.048cm" svg:height="0.413cm" svg:x="24.101cm" svg:y="9.255cm" svg:viewBox="0 0 49 414" svg:d="M12 0l8 7c-10 9-12 61-4 156l33 249-10 2-31-221c-12-117-10-181 4-193z">
          <text:p/>
        </draw:path>
        <draw:path draw:style-name="gr14" draw:layer="layout" svg:width="0.048cm" svg:height="0.413cm" svg:x="24.101cm" svg:y="9.255cm" svg:viewBox="0 0 49 414" svg:d="M12 0l8 7c-10 9-12 61-4 156l33 249-10 2-31-221c-12-117-10-181 4-193z">
          <text:p/>
        </draw:path>
        <draw:path draw:style-name="gr14" draw:layer="layout" svg:width="0.024cm" svg:height="0.417cm" svg:x="24.227cm" svg:y="9.252cm" svg:viewBox="0 0 25 418" svg:d="M7 0l4 10 2-1c-3 7-3 57-1 152l13 257h-11l-14-362z">
          <text:p/>
        </draw:path>
        <draw:path draw:style-name="gr14" draw:layer="layout" svg:width="0.024cm" svg:height="0.417cm" svg:x="24.241cm" svg:y="9.254cm" svg:viewBox="0 0 25 418" svg:d="M7 0l4 10 2-1c-3 7-3 57-1 151l13 258h-11l-14-362z">
          <text:p/>
        </draw:path>
        <draw:path draw:style-name="gr14" draw:layer="layout" svg:width="0.024cm" svg:height="0.417cm" svg:x="24.241cm" svg:y="9.254cm" svg:viewBox="0 0 25 418" svg:d="M7 0l4 10 2-1c-3 7-3 57-1 151l13 258h-11l-14-362z">
          <text:p/>
        </draw:path>
        <draw:path draw:style-name="gr14" draw:layer="layout" svg:width="0.019cm" svg:height="0.417cm" svg:x="24.358cm" svg:y="9.252cm" svg:viewBox="0 0 20 418" svg:d="M0 418l5-409 4 1 2-10c5 1 8 10 9 28l-9 390z">
          <text:p/>
        </draw:path>
        <draw:path draw:style-name="gr14" draw:layer="layout" svg:width="0.019cm" svg:height="0.417cm" svg:x="24.369cm" svg:y="9.255cm" svg:viewBox="0 0 20 418" svg:d="M0 418l5-409 4 1 2-10c5 0 8 9 9 28l-9 390z">
          <text:p/>
        </draw:path>
        <draw:path draw:style-name="gr14" draw:layer="layout" svg:width="0.019cm" svg:height="0.417cm" svg:x="24.369cm" svg:y="9.255cm" svg:viewBox="0 0 20 418" svg:d="M0 418l5-409 4 1 2-10c5 0 8 9 9 28l-9 390z">
          <text:p/>
        </draw:path>
        <draw:path draw:style-name="gr14" draw:layer="layout" svg:width="0.036cm" svg:height="0.408cm" svg:x="24.47cm" svg:y="9.259cm" svg:viewBox="0 0 37 409" svg:d="M21 2l10-2c9 26 8 100-1 223l-19 186h-11l18-182c11-124 12-199 3-225z">
          <text:p/>
        </draw:path>
        <draw:path draw:style-name="gr14" draw:layer="layout" svg:width="0.036cm" svg:height="0.408cm" svg:x="24.482cm" svg:y="9.259cm" svg:viewBox="0 0 37 409" svg:d="M21 2l10-2c9 26 8 100-1 223l-19 186h-11l18-182c11-124 12-199 3-225z">
          <text:p/>
        </draw:path>
        <draw:path draw:style-name="gr14" draw:layer="layout" svg:width="0.036cm" svg:height="0.408cm" svg:x="24.482cm" svg:y="9.259cm" svg:viewBox="0 0 37 409" svg:d="M21 2l10-2c9 26 8 100-1 223l-19 186h-11l18-182c11-124 12-199 3-225z">
          <text:p/>
        </draw:path>
        <draw:polygon draw:style-name="gr14" draw:layer="layout" svg:width="0.053cm" svg:height="0.404cm" svg:x="24.573cm" svg:y="9.265cm" svg:viewBox="0 0 54 405" draw:points="11,405 0,401 44,176 54,0">
          <text:p/>
        </draw:polygon>
        <draw:polygon draw:style-name="gr14" draw:layer="layout" svg:width="0.043cm" svg:height="0.228cm" svg:x="24.583cm" svg:y="9.438cm" svg:viewBox="0 0 44 229" draw:points="11,229 0,226 44,0">
          <text:p/>
        </draw:polygon>
        <draw:polygon draw:style-name="gr14" draw:layer="layout" svg:width="0.043cm" svg:height="0.228cm" svg:x="24.583cm" svg:y="9.438cm" svg:viewBox="0 0 44 229" draw:points="11,229 0,226 44,0">
          <text:p/>
        </draw:polygon>
        <draw:path draw:style-name="gr14" draw:layer="layout" svg:width="0.068cm" svg:height="0.414cm" svg:x="24.712cm" svg:y="9.253cm" svg:viewBox="0 0 69 415" svg:d="M51 224l-40 191-11-2 46-233c14-96 15-154 1-174l10-6c17 25 16 100-6 224z">
          <text:p/>
        </draw:path>
        <draw:path draw:style-name="gr14" draw:layer="layout" svg:width="0.068cm" svg:height="0.414cm" svg:x="24.726cm" svg:y="9.256cm" svg:viewBox="0 0 69 415" svg:d="M51 224l-40 191-11-2 46-233c14-96 15-154 1-174l10-6c17 25 16 100-6 224z">
          <text:p/>
        </draw:path>
        <draw:path draw:style-name="gr14" draw:layer="layout" svg:width="0.068cm" svg:height="0.414cm" svg:x="24.726cm" svg:y="9.256cm" svg:viewBox="0 0 69 415" svg:d="M51 224l-40 191-11-2 46-233c14-96 15-154 1-174l10-6c17 25 16 100-6 224z">
          <text:p/>
        </draw:path>
        <draw:path draw:style-name="gr14" draw:layer="layout" svg:width="0.093cm" svg:height="0.409cm" svg:x="24.806cm" svg:y="9.259cm" svg:viewBox="0 0 94 410" svg:d="M67 233l-57 177-10-3 54-171c32-120 38-197 20-230l9-6c19 36 14 114-16 233z">
          <text:p/>
        </draw:path>
        <draw:path draw:style-name="gr14" draw:layer="layout" svg:width="0.095cm" svg:height="0.409cm" svg:x="24.818cm" svg:y="9.256cm" svg:viewBox="0 0 96 410" svg:d="M68 233l-57 177-11-3 55-171c33-119 39-196 19-230l11-6c19 36 14 114-17 233z">
          <text:p/>
        </draw:path>
        <draw:path draw:style-name="gr14" draw:layer="layout" svg:width="0.095cm" svg:height="0.409cm" svg:x="24.818cm" svg:y="9.256cm" svg:viewBox="0 0 96 410" svg:d="M68 233l-57 177-11-3 55-171c33-119 39-196 19-230l11-6c19 36 14 114-17 233z">
          <text:p/>
        </draw:path>
        <draw:polygon draw:style-name="gr14" draw:layer="layout" svg:width="2.028cm" svg:height="0.204cm" svg:x="23.059cm" svg:y="8.876cm" svg:viewBox="0 0 2029 205" draw:points="0,0 2029,12 2017,205">
          <text:p/>
        </draw:polygon>
        <draw:polygon draw:style-name="gr14" draw:layer="layout" svg:width="2.028cm" svg:height="0.204cm" svg:x="23.059cm" svg:y="8.876cm" svg:viewBox="0 0 2029 205" draw:points="0,0 2029,12 2017,205">
          <text:p/>
        </draw:polygon>
        <draw:polygon draw:style-name="gr15" draw:layer="layout" svg:width="0.179cm" svg:height="0.191cm" svg:x="23.228cm" svg:y="8.872cm" svg:viewBox="0 0 180 192" draw:points="8,192 0,184 172,0 180,7">
          <text:p/>
        </draw:polygon>
        <draw:polygon draw:style-name="gr15" draw:layer="layout" svg:width="0.174cm" svg:height="0.186cm" svg:x="23.359cm" svg:y="8.871cm" svg:viewBox="0 0 175 187" draw:points="165,0 175,6 8,187 0,182">
          <text:p/>
        </draw:polygon>
        <draw:polygon draw:style-name="gr15" draw:layer="layout" svg:width="0.15cm" svg:height="0.194cm" svg:x="23.582cm" svg:y="8.87cm" svg:viewBox="0 0 151 195" draw:points="8,195 0,187 144,0 151,7">
          <text:p/>
        </draw:polygon>
        <draw:polygon draw:style-name="gr15" draw:layer="layout" svg:width="0.172cm" svg:height="0.192cm" svg:x="23.469cm" svg:y="8.871cm" svg:viewBox="0 0 173 193" draw:points="8,193 0,186 165,0 173,7">
          <text:p/>
        </draw:polygon>
        <draw:polygon draw:style-name="gr15" draw:layer="layout" svg:width="0.101cm" svg:height="0.197cm" svg:x="23.827cm" svg:y="8.873cm" svg:viewBox="0 0 102 198" draw:points="11,198 0,192 93,0 102,4">
          <text:p/>
        </draw:polygon>
        <draw:polygon draw:style-name="gr15" draw:layer="layout" svg:width="0.122cm" svg:height="0.19cm" svg:x="23.712cm" svg:y="8.874cm" svg:viewBox="0 0 123 191" draw:points="10,191 0,186 115,0 123,6">
          <text:p/>
        </draw:polygon>
        <draw:polygon draw:style-name="gr15" draw:layer="layout" svg:width="0.039cm" svg:height="0.196cm" svg:x="24.452cm" svg:y="8.877cm" svg:viewBox="0 0 40 197" draw:points="40,194 29,197 0,2 11,0">
          <text:p/>
        </draw:polygon>
        <draw:polygon draw:style-name="gr15" draw:layer="layout" svg:width="0.023cm" svg:height="0.196cm" svg:x="24.352cm" svg:y="8.874cm" svg:viewBox="0 0 24 197" draw:points="12,0 24,0 11,197 0,197">
          <text:p/>
        </draw:polygon>
        <draw:polygon draw:style-name="gr15" draw:layer="layout" svg:width="0.037cm" svg:height="0.196cm" svg:x="24.223cm" svg:y="8.875cm" svg:viewBox="0 0 38 197" draw:points="11,197 0,195 26,0 38,2">
          <text:p/>
        </draw:polygon>
        <draw:polygon draw:style-name="gr15" draw:layer="layout" svg:width="0.033cm" svg:height="0.197cm" svg:x="24.097cm" svg:y="8.874cm" svg:viewBox="0 0 34 198" draw:points="11,198 0,197 24,0 34,2">
          <text:p/>
        </draw:polygon>
        <draw:polygon draw:style-name="gr15" draw:layer="layout" svg:width="0.073cm" svg:height="0.201cm" svg:x="23.974cm" svg:y="8.874cm" svg:viewBox="0 0 74 202" draw:points="64,0 74,4 11,202 0,198">
          <text:p/>
        </draw:polygon>
        <draw:polygon draw:style-name="gr15" draw:layer="layout" svg:width="0.053cm" svg:height="0.202cm" svg:x="24.574cm" svg:y="8.874cm" svg:viewBox="0 0 54 203" draw:points="54,200 43,203 0,2 11,0">
          <text:p/>
        </draw:polygon>
        <draw:polygon draw:style-name="gr15" draw:layer="layout" svg:width="0.052cm" svg:height="0.197cm" svg:x="24.711cm" svg:y="8.878cm" svg:viewBox="0 0 53 198" draw:points="0,2 10,0 53,196 41,198">
          <text:p/>
        </draw:polygon>
        <draw:polygon draw:style-name="gr15" draw:layer="layout" svg:width="0.052cm" svg:height="0.197cm" svg:x="24.828cm" svg:y="8.879cm" svg:viewBox="0 0 53 198" draw:points="53,196 41,198 0,2 10,0">
          <text:p/>
        </draw:polygon>
        <draw:polygon draw:style-name="gr15" draw:layer="layout" svg:width="0.068cm" svg:height="0.201cm" svg:x="24.947cm" svg:y="8.878cm" svg:viewBox="0 0 69 202" draw:points="0,4 11,0 69,198 57,202">
          <text:p/>
        </draw:polygon>
        <draw:polygon draw:style-name="gr15" draw:layer="layout" svg:width="2.24cm" svg:height="0.021cm" svg:x="22.85cm" svg:y="9.023cm" svg:viewBox="0 0 2241 22" draw:points="2241,16 2241,22 0,11 0,0 2241,11">
          <text:p/>
        </draw:polygon>
        <draw:polygon draw:style-name="gr15" draw:layer="layout" svg:width="2.193cm" svg:height="0.021cm" svg:x="22.902cm" svg:y="8.989cm" svg:viewBox="0 0 2194 22" draw:points="2194,16 2194,22 0,11 0,0 2194,11">
          <text:p/>
        </draw:polygon>
        <draw:polygon draw:style-name="gr15" draw:layer="layout" svg:width="2.135cm" svg:height="0.02cm" svg:x="22.967cm" svg:y="8.951cm" svg:viewBox="0 0 2136 21" draw:points="2136,16 2136,21 0,11 0,0 2136,10">
          <text:p/>
        </draw:polygon>
        <draw:polygon draw:style-name="gr15" draw:layer="layout" svg:width="2.068cm" svg:height="0.022cm" svg:x="23.045cm" svg:y="8.889cm" svg:viewBox="0 0 2069 23" draw:points="0,12 0,0 2069,23">
          <text:p/>
        </draw:polygon>
        <draw:polygon draw:style-name="gr15" draw:layer="layout" svg:width="2.096cm" svg:height="0.02cm" svg:x="23.015cm" svg:y="8.917cm" svg:viewBox="0 0 2097 21" draw:points="2097,16 2097,21 0,11 0,0 2097,10">
          <text:p/>
        </draw:polygon>
        <draw:line draw:style-name="gr16" draw:layer="layout" svg:x1="22.801cm" svg:y1="9.055cm" svg:x2="23.059cm" svg:y2="8.876cm">
          <text:p/>
        </draw:line>
        <draw:polygon draw:style-name="gr17" draw:layer="layout" svg:width="0.306cm" svg:height="1.383cm" svg:x="24.93cm" svg:y="8.612cm" svg:viewBox="0 0 307 1384" draw:points="63,1384 0,1285 109,0 307,295">
          <text:p/>
        </draw:polygon>
        <draw:polygon draw:style-name="gr18" draw:layer="layout" svg:width="0.243cm" svg:height="1.383cm" svg:x="24.993cm" svg:y="8.612cm" svg:viewBox="0 0 244 1384" draw:points="0,1384 244,295 46,0">
          <text:p/>
        </draw:polygon>
        <draw:line draw:style-name="gr19" draw:layer="layout" svg:x1="24.801cm" svg:y1="9.724cm" svg:x2="24.975cm" svg:y2="9.726cm">
          <text:p/>
        </draw:line>
        <draw:path draw:style-name="gr20" draw:layer="layout" svg:width="0.416cm" svg:height="0.38cm" svg:x="24.455cm" svg:y="9.554cm" svg:viewBox="0 0 417 381" svg:d="M84 272c-23 10-37 7-40-9l3-27h-13c-29-4-39-14-31-34l20-24c-4-9 2-17 16-25l22-9-6-7c-14-13-8-24 20-35l47-10c-3-14 0-23 9-28l18-4c-3-18 6-26 26-25l31 7c2-29 14-43 34-42l32 12c12-14 24-15 36-5l15 23c17-8 25-5 26 9v14l-1 8c19-3 28 2 29 15l-4 21 4 7c2 16-2 30-14 42l-12 10-7 3 2 24c27-8 41-5 42 9l-4 19-3 8 9 15-3 6c19-1 29 4 30 15l-2 10-2 4c0 6-8 13-23 22l-23 10c18 37 16 52-8 46l-28-12-15-9 6 15c-1 23-8 33-24 29l-16-7-8-6-16-18-9-16 7 17-2 25-8 11c-6 6-15 7-25 2l-14-10c-7-5-11-19-12-43v-33l-6 12c-5 27-17 44-33 52l-15 3h-8c-7 0-12-5-16-13l-2-13c-17 2-27-7-30-29z">
          <text:p/>
        </draw:path>
        <draw:path draw:style-name="gr20" draw:layer="layout" svg:width="0.425cm" svg:height="0.391cm" svg:x="24.45cm" svg:y="9.55cm" svg:viewBox="0 0 426 392" svg:d="M95 269l-1 9v25c1 11 5 20 10 25 4 4 8 5 14 5l6-2 2 6 2 10c2 8 7 11 12 11l8 1 15-6c13-8 21-24 25-47l8-13 11 3v44l8 29 10 8 14 5 8-5 8-10 2-21-7-16 9-4 12 20 10 11h1v1l13 7 15 5h4l8-23-11-32 13 11 32 17c12 5 19 5 20 4l2-8-10-30-4-6 7-2 27-14 14-13v-2h2l2-7v-9l-23-7h-13l10-9v-2l1-2-8-10-2-1 6-19-2-14c-4-5-15-5-32 0l-6 2-3-34 9-4 12-9c10-10 13-23 11-38l-4-7v-3l4-12-1-13-21-3-8 1 4-25-2-11-16 2-5 3-12-20-17-10c-5-2-10 1-15 8l-4 5-4-3-16-8-26-1c-11 5-16 16-17 34l-1 8-27-8-23 2c-6 3-7 8-7 16l2 6h-14l-11 5-3 20 2 5-48 10-26 17c-2 3 0 7 6 12l10 11-26 10-16 13-2 8 2 3-17 18-7 19c4 7 14 13 30 15h20l-3 6-2 17 5 16c4 4 14 3 28-3zM45 247h-5c-23-4-36-12-38-24-4-7-2-16 6-26l14-16 2-12 34-23c-9-7-12-14-10-22 4-9 14-17 33-24l40-8c-1-10 2-17 7-22l20-10c1-10 4-17 10-21l19-6 30 7c1-20 9-33 22-38l15-2 33 9 20-9h2c13 2 24 10 33 27l12-3 10 3 6 32h4l19 7 4 19-3 15 3 6v2c3 15 0 28-10 40l-21 20v13l19-3 18 6 6 21-6 17 9 14-2 4 26 11v17l-2 8-18 19-26 14 4 47-10 2c-11 0-24-5-40-15v2c0 18-6 30-14 34-8 3-17 2-28-3l-23-17-13 25-17 8c-6 0-13-3-20-8l-10-7c-9-6-14-23-15-50-5 16-14 28-26 35l-24 7h-6c-7 0-13-3-16-9l-6-17c-8 0-14-3-20-8-9-9-14-26-13-51l-16 3c-6-1-11-2-14-5-9-7-12-18-8-35z">
          <text:p/>
        </draw:path>
        <draw:line draw:style-name="gr19" draw:layer="layout" svg:x1="24.882cm" svg:y1="9.354cm" svg:x2="25.037cm" svg:y2="9.356cm">
          <text:p/>
        </draw:line>
        <draw:path draw:style-name="gr20" draw:layer="layout" svg:width="0.369cm" svg:height="0.38cm" svg:x="24.574cm" svg:y="9.185cm" svg:viewBox="0 0 370 381" svg:d="M3 203c2-8 8-17 16-26-2-8 2-16 14-25l20-9-4-5c-13-15-8-26 18-35l42-12c-4-14 0-23 8-28l14-3c0-19 8-27 26-24l26 5c2-29 12-43 31-40l28 10c10-14 21-14 32-3l14 21c15-8 22-5 24 8l-2 24c17-4 25 1 26 15l-5 20 4 8c3 15-1 29-12 42l-10 11-6 2v23c24-8 36-5 38 11l-2 16-3 9c6 5 9 10 8 15l-4 6c17 0 26 5 26 15l-1 10-1 5c0 6-7 13-21 21l-20 10c16 38 14 54-8 47l-39-22 6 16c0 22-7 31-22 28-3-2-8-4-14-8l-7-4-14-18-7-16 6 18-2 23-8 12c-5 6-12 7-22 1l-12-11c-7-3-11-17-11-40v-34l-6 11c-5 27-15 44-29 52l-14 4-5-2c-7 0-12-3-15-11l-2-14c-15 3-24-7-28-29v-30c-20 8-32 5-35-11l2-27h-11c-26-4-35-15-27-32z">
          <text:p/>
        </draw:path>
        <draw:path draw:style-name="gr20" draw:layer="layout" svg:width="0.378cm" svg:height="0.391cm" svg:x="24.571cm" svg:y="9.18cm" svg:viewBox="0 0 379 392" svg:d="M75 111c-14 6-22 12-23 18-1 2 0 5 4 10 4 4 7 8 11 13l-7 1-16 7-16 13v8l2 3-4 3-12 15-4 20c1 7 9 12 24 14h17l-2 6-1 17 3 16c5 4 13 3 24-3l8-3v34c1 12 4 21 8 26l14 4h4l2 5 1 10c3 7 6 11 11 11h7l14-5c11-7 19-23 22-46v-2l8-12 8 4v42c1 16 4 26 9 29l8 8 12 5 8-5 6-9 2-20-6-18 9-5 11 21 8 11 1 1 11 7 14 7 3-2 7-23-10-32 12 11 30 17c9 5 15 7 18 5v-9l-10-35 4-3 26-13 12-13v-3l3-7-1-10c-3-4-9-6-21-5h-11l8-10h2v-4l-6-8-4-3 7-18-2-16c-4-4-14-4-29 1l-7 4v-34l2-2 16-13c10-11 13-23 11-37l-6-8 1-3 4-12-2-13-19-3-6 1 2-7 2-16-4-13-12 2-4 3-4-4-8-16-15-10-14 8-3 4-17-10c-10-4-18-4-24 0-9 4-13 16-14 35l-1 8-6-4-20-6-21 2-4 16v6h-4l-6 1-12 6-2 18v5h-4zM50 146c-7-7-10-14-8-22l28-22 36-10c-1-10 1-17 6-22l18-10c1-9 4-16 10-21l18-4 24 6c4-19 10-33 20-39l13-2 31 11 17-11h3l19 12 10 16 10-2 8 2 7 33 3-2 17 9c6 7 6 18 0 34l4 4v2l-10 40-20 20 2 13 17-3 15 7c7 8 7 21 0 37l8 14v4l21 10 2 18-3 8c-1 7-6 13-15 19l-24 14 4 46-10 3c-9 0-20-5-36-15v4c0 17-4 28-12 31-6 4-15 4-26-2l-12-9-8-8-6 18-6 7-14 8-18-8-8-7c-8-6-13-23-13-50-6 16-14 29-24 36l-20 6h-5c-7 0-13-3-15-9l-6-17-17-6c-10-10-14-28-12-52l-14 3-14-6c-7-7-10-18-6-35h-5c-20-3-31-11-34-22l4-27 14-17 2-12c5-9 14-16 30-23z">
          <text:p/>
        </draw:path>
        <draw:line draw:style-name="gr19" draw:layer="layout" svg:x1="24.971cm" svg:y1="9.053cm" svg:x2="25.087cm" svg:y2="9.054cm">
          <text:p/>
        </draw:line>
        <draw:path draw:style-name="gr20" draw:layer="layout" svg:width="0.277cm" svg:height="0.327cm" svg:x="24.743cm" svg:y="8.908cm" svg:viewBox="0 0 278 328" svg:d="M117 30l20 6c1-26 9-37 23-35l20 9c9-12 17-13 26-3l10 17c11-6 16-2 17 9l-2 19c13-2 19 1 20 12l-2 19 2 6c1 14-2 26-9 37l-13 12 2 19c18-8 27-4 28 8l-5 23c4 4 6 8 6 13l-2 4c12 0 18 5 20 13l-2 14-16 17-16 10c12 31 11 45-6 38l-18-10-10-7 4 13c0 20-5 28-16 25l-12-6-14-21-7-13 7 15-4 21-4 10c-5 5-10 5-18 1l-9-9-7-36v-28l-5 9c-3 23-10 38-22 44l-11 4h-5l-10-12-2-11c-10 2-16-6-20-25v-28c-15 9-24 7-26-7l2-22h-8c-20-4-27-14-21-30 1-7 6-15 12-21-2-7 2-14 11-21l15-8-4-5c-9-12-5-22 14-31l31-10c-2-11 0-19 6-23l11-3c-1-16 5-23 19-22z">
          <text:p/>
        </draw:path>
        <draw:path draw:style-name="gr20" draw:layer="layout" svg:width="0.281cm" svg:height="0.335cm" svg:x="24.739cm" svg:y="8.904cm" svg:viewBox="0 0 282 336" svg:d="M144 41v5l-6-2-14-5-15 2-5 15 2 4h-10l-7 6-1 16v4h-4l-28 9-17 14 3 10 8 11-6 1-12 6-10 12-2 6 2 3-2 3-9 12-5 17c2 6 9 10 20 13h13l-2 6-1 13 3 14c3 3 9 2 18-2l6-3-1 8-1 21 6 21 12 4h4v5l2 9c1 5 3 9 7 9h5l11-4c8-7 14-20 17-40v-2l5-10 7 3-1 37c1 13 3 22 8 25l6 6 8 4 6-3 4-9 2-17-5-15 7-4 14 28h1l9 7 10 3h2l6-21-8-26 9 9 21 16c7 4 13 5 14 3l2-7-9-31 3-1 18-12 10-11v-2l2-2v-13l-14-6h-10l6-7v-2l2-1-6-9-2-2 2-2 3-13-1-14-22 1-5 2-1-27 3-2 11-11c8-9 10-20 8-31l-3-8v-3l3-10-1-12-14-1-5 1 3-21-3-11-9 2-3 4-2-5-8-14-10-8-11 8-1 2-4-2-10-5-18-2c-6 4-10 14-10 31zM0 193l4-24 10-14 2-11 22-19c-6-6-7-13-6-19l21-20 27-7 4-19 14-9 6-18 14-4 19 5c2-17 7-27 14-32l11-2 22 7 14-7h2l21 22 8-1 6 3 4 27h4l12 6 2 15-2 13 2 6-6 36-15 16 1 11 13-1 12 5c4 6 4 17 0 32l4 13v3l16 9v21l-12 19-18 10 3 39-8 3-26-12v2c0 15-3 25-9 29-8 2-18-1-30-12l-4-6-8 22-12 6-13-6-7-6c-6-5-9-20-10-44-3 14-9 25-17 31l-16 6h-4c-4 0-8-3-11-8l-5-15-12-5c-7-9-10-24-9-44l-9 1c-6 0-9-1-11-5l-4-29h-5c-14-3-23-10-25-19z">
          <text:p/>
        </draw:path>
        <draw:line draw:style-name="gr19" draw:layer="layout" svg:x1="25.115cm" svg:y1="8.706cm" svg:x2="24.908cm" svg:y2="8.704cm">
          <text:p/>
        </draw:line>
        <draw:path draw:style-name="gr20" draw:layer="layout" svg:width="0.492cm" svg:height="0.411cm" svg:x="24.5cm" svg:y="8.521cm" svg:viewBox="0 0 493 412" svg:d="M100 328l-1-34c-27 10-43 6-46-10l2-29-14-1c-35-3-47-16-38-35 4-10 12-19 23-28-4-8 3-18 21-26l25-11-7-6c-16-14-8-27 24-38l54-12c-3-15 1-25 12-29l20-5c-2-19 10-28 33-26l36 8c2-33 15-48 41-46 13 0 26 4 38 13 13-15 27-17 41-5l19 24c19-9 29-6 31 9v17l-3 8c23-4 35 1 36 15l-4 15-3 8 6 7c3 18-2 33-16 47l-23 15 3 25c31-10 47-7 50 9l-4 20-4 9c8 5 11 10 10 15l-3 7c22 0 33 5 34 16l-2 11-2 5c0 7-9 15-27 24l-28 11c22 40 20 57-9 50l-51-24 7 17c0 24-9 35-28 31l-19-8-10-6c-4-2-10-7-17-20l-11-17 8 19-4 26-8 12c-8 8-18 9-32 3l-15-11c-9-5-15-21-15-47l1-35-8 12c-6 29-19 48-38 57l-19 4-7-1c-10 0-16-4-21-14l-2-15c-20 3-32-8-36-30z">
          <text:p/>
        </draw:path>
        <draw:path draw:style-name="gr20" draw:layer="layout" svg:width="0.503cm" svg:height="0.421cm" svg:x="24.496cm" svg:y="8.515cm" svg:viewBox="0 0 504 422" svg:d="M111 299v27c1 14 5 23 11 28 5 4 11 5 18 4h6v6l4 12c2 7 8 11 15 11l7 1 19-6c15-9 25-25 31-51v-2l10-11 11 3v46c1 17 6 28 12 32l10 7 17 6 10-5 7-11 4-20-8-19 11-5 24 34h4l14 9 18 6 4-2c7-3 10-11 10-25l-16-34 56 32c13 5 22 5 25 3l2-9-13-33-3-5 41-18 15-15v-1h2l3-9-2-9-26-7h-16l12-10h1v-3l-13-13 8-19-1-17c-6-5-19-5-38 0l-8 3-4-37 6-1 6-3 14-10c11-11 16-25 14-40l-6-10 1-1 3-13-1-15-25-3-9 1 4-26-2-13-19 2-5 4-2-7-13-14c-8-8-14-12-20-12l-19 9-5 4-4-3-17-7-33-2c-11 5-17 18-18 38l-2 8-8-3-24-6-28 2c-6 4-7 9-6 18v5h-16l-13 8-4 19 1 6-55 11c-19 6-29 12-32 18-1 4 1 8 6 13l14 13-8 2-22 8-20 15v7l1 3-21 19-6 22c2 8 13 13 34 16h22l-5 24c0 9 2 15 4 18 7 3 18 2 35-3l11-3zM97 307l-18 3-19-6c-6-4-9-10-9-19l2-20h-8c-26-2-41-10-45-23l6-30 19-17 1-13c6-9 19-17 40-24-10-9-13-16-10-24 4-9 17-17 39-25l47-10 6-24 26-11c0-10 4-17 11-22l23-4 35 6c2-22 11-36 24-42l19-2 40 11c8-8 16-11 23-11h4l24 12 14 18 14-3 13 3 7 16v20h5l23 7 4 19-4 17 4 6v2l-11 44-27 20 2 15 22-4 21 7 6 22-6 19 10 16v3c14 1 23 5 27 11l3 19-5 10-20 20-31 14 5 50-13 4c-11 0-27-5-48-17v3c0 19-6 32-17 37-8 2-19 1-31-4l-18-11-10-8-9 19-6 9-19 7h-1c-8 0-16-2-24-7l-12-8c-10-6-16-25-16-54-7 18-17 30-32 38l-28 7h-7c-9 0-15-3-19-9-4-5-6-11-7-19-10 0-18-3-24-8-7-5-11-14-13-27z">
          <text:p/>
        </draw:path>
        <draw:polyline draw:style-name="gr21" draw:layer="layout" svg:width="6.023cm" svg:height="3.511cm" svg:x="6.973cm" svg:y="12.743cm" svg:viewBox="0 0 6024 3512" draw:points="6024,88 5622,0 0,0 0,3512">
          <text:p/>
        </draw:polyline>
        <draw:polygon draw:style-name="gr7" draw:layer="layout" svg:width="3.059cm" svg:height="0.494cm" svg:x="11.461cm" svg:y="12.469cm" svg:viewBox="0 0 3060 495" draw:points="0,252 1029,0 3060,252 2059,495">
          <text:p/>
        </draw:polygon>
        <draw:path draw:style-name="gr7" draw:layer="layout" svg:width="3.077cm" svg:height="0.515cm" svg:x="11.455cm" svg:y="12.451cm" svg:viewBox="0 0 3078 516" svg:d="M1039 21l-979 237 2007 237 952-230zM1039 21M3076 252l2 19-1009 245-2067-245-2-19 1038-252z">
          <text:p/>
        </draw:path>
        <draw:polygon draw:style-name="gr7" draw:layer="layout" svg:width="2.051cm" svg:height="0.487cm" svg:x="11.458cm" svg:y="12.722cm" svg:viewBox="0 0 2052 488" draw:points="2052,245 2052,488 0,245 0,0">
          <text:p/>
        </draw:polygon>
        <draw:path draw:style-name="gr7" draw:layer="layout" svg:width="2.071cm" svg:height="0.511cm" svg:x="11.452cm" svg:y="12.7cm" svg:viewBox="0 0 2072 512" svg:d="M2051 488v-223l-2029-242v225zM2051 488M2072 248v264l-2072-247v-265z">
          <text:p/>
        </draw:path>
        <draw:polygon draw:style-name="gr7" draw:layer="layout" svg:width="1.011cm" svg:height="0.486cm" svg:x="13.518cm" svg:y="12.713cm" svg:viewBox="0 0 1012 487" draw:points="1012,245 2,487 0,248 1012,0">
          <text:p/>
        </draw:polygon>
        <draw:path draw:style-name="gr7" draw:layer="layout" svg:width="1.033cm" svg:height="0.512cm" svg:x="13.508cm" svg:y="12.7cm" svg:viewBox="0 0 1034 513" svg:d="M1034 0v265l-1030 248-4-261zM1012 251v-224l-990 241 1 219z">
          <text:p/>
        </draw:path>
        <draw:polygon draw:style-name="gr22" draw:layer="layout" svg:width="1.755cm" svg:height="0.35cm" svg:x="11.603cm" svg:y="12.781cm" svg:viewBox="0 0 1756 351" draw:points="1756,201 1756,351 0,153 0,0">
          <text:p/>
        </draw:polygon>
        <draw:polygon draw:style-name="gr13" draw:layer="layout" svg:width="1.755cm" svg:height="0.201cm" svg:x="11.603cm" svg:y="12.781cm" svg:viewBox="0 0 1756 202" draw:points="1756,202 0,0">
          <text:p/>
        </draw:polygon>
        <draw:polygon draw:style-name="gr23" draw:layer="layout" svg:width="0.128cm" svg:height="0.029cm" svg:x="12.933cm" svg:y="12.954cm" svg:viewBox="0 0 129 30" draw:points="0,26 46,30 46,0 129,6">
          <text:p/>
        </draw:polygon>
        <draw:frame draw:style-name="gr24" draw:layer="layout" svg:width="2.535cm" svg:height="2.168cm" svg:x="11.916cm" svg:y="10.695cm">
          <draw:image xlink:href="Pictures/10000201000000520000004A6E89C85A.png" xlink:type="simple" xlink:show="embed" xlink:actuate="onLoad">
            <text:p/>
          </draw:image>
        </draw:frame>
        <draw:polygon draw:style-name="gr25" draw:layer="layout" svg:width="0.045cm" svg:height="0.098cm" svg:x="12.838cm" svg:y="12.936cm" svg:viewBox="0 0 46 99" draw:points="0,0 0,30 46,36 46,99">
          <text:p/>
        </draw:polygon>
        <draw:frame draw:style-name="gr26" draw:layer="layout" svg:width="0.002cm" svg:height="0.937cm" svg:x="12.224cm" svg:y="12.922cm">
          <draw:text-box>
            <text:p/>
          </draw:text-box>
        </draw:frame>
        <draw:polygon draw:style-name="gr25" draw:layer="layout" svg:width="0.045cm" svg:height="0.099cm" svg:x="12.624cm" svg:y="12.912cm" svg:viewBox="0 0 46 100" draw:points="0,0 0,30 46,36 46,100">
          <text:p/>
        </draw:polygon>
        <draw:frame draw:style-name="gr24" draw:layer="layout" svg:width="2.535cm" svg:height="2.168cm" svg:x="16.858cm" svg:y="8.208cm">
          <draw:image xlink:href="Pictures/10000201000000520000004A6E89C85A.png" xlink:type="simple" xlink:show="embed" xlink:actuate="onLoad">
            <text:p/>
          </draw:image>
        </draw:frame>
        <draw:polygon draw:style-name="gr25" draw:layer="layout" svg:width="0.045cm" svg:height="0.082cm" svg:x="12.197cm" svg:y="12.898cm" svg:viewBox="0 0 46 83" draw:points="46,0 46,64 0,59 0,83">
          <text:p/>
        </draw:polygon>
        <draw:frame draw:style-name="gr26" draw:layer="layout" svg:width="0.002cm" svg:height="0.937cm" svg:x="17.167cm" svg:y="10.435cm">
          <draw:text-box>
            <text:p/>
          </draw:text-box>
        </draw:frame>
        <draw:polygon draw:style-name="gr25" draw:layer="layout" svg:width="0.046cm" svg:height="0.029cm" svg:x="12.284cm" svg:y="12.879cm" svg:viewBox="0 0 47 30" draw:points="0,26 47,30 47,0">
          <text:p/>
        </draw:polygon>
        <draw:frame draw:style-name="gr24" draw:layer="layout" svg:width="2.014cm" svg:height="2.075cm" svg:x="6.973cm" svg:y="8.354cm">
          <draw:image xlink:href="Pictures/1000020100000041000000460F40109F.png" xlink:type="simple" xlink:show="embed" xlink:actuate="onLoad">
            <text:p/>
          </draw:image>
        </draw:frame>
        <draw:polygon draw:style-name="gr25" draw:layer="layout" svg:width="0.083cm" svg:height="0.032cm" svg:x="11.9cm" svg:y="12.928cm" svg:viewBox="0 0 84 33" draw:points="84,7 84,33 0,24 0,0">
          <text:p/>
        </draw:polygon>
        <draw:frame draw:style-name="gr26" draw:layer="layout" svg:width="0.002cm" svg:height="0.937cm" svg:x="7.285cm" svg:y="10.488cm">
          <draw:text-box>
            <text:p/>
          </draw:text-box>
        </draw:frame>
        <draw:polygon draw:style-name="gr25" draw:layer="layout" svg:width="0.128cm" svg:height="0.042cm" svg:x="11.676cm" svg:y="12.806cm" svg:viewBox="0 0 129 43" draw:points="0,0 82,6 82,37 129,43">
          <text:p/>
        </draw:polygon>
        <draw:frame draw:style-name="gr24" draw:layer="layout" svg:width="2.535cm" svg:height="2.168cm" svg:x="20.564cm" svg:y="15.67cm">
          <draw:image xlink:href="Pictures/10000201000000520000004A6E89C85A.png" xlink:type="simple" xlink:show="embed" xlink:actuate="onLoad">
            <text:p/>
          </draw:image>
        </draw:frame>
        <draw:polygon draw:style-name="gr25" draw:layer="layout" svg:width="0.046cm" svg:height="0.061cm" svg:x="13.285cm" svg:y="13.023cm" svg:viewBox="0 0 47 62" draw:points="47,0 47,62 0,60">
          <text:p/>
        </draw:polygon>
        <draw:frame draw:style-name="gr26" draw:layer="layout" svg:width="0.002cm" svg:height="0.937cm" svg:x="20.873cm" svg:y="17.897cm">
          <draw:text-box>
            <text:p/>
          </draw:text-box>
        </draw:frame>
        <draw:line draw:style-name="gr27" draw:layer="layout" svg:x1="12.689cm" svg:y1="13.057cm" svg:x2="12.689cm" svg:y2="12.909cm">
          <text:p/>
        </draw:line>
        <draw:line draw:style-name="gr27" draw:layer="layout" svg:x1="12.91cm" svg:y1="12.934cm" svg:x2="12.91cm" svg:y2="13.078cm">
          <text:p/>
        </draw:line>
        <draw:line draw:style-name="gr27" draw:layer="layout" svg:x1="12.262cm" svg:y1="12.861cm" svg:x2="12.262cm" svg:y2="13.01cm">
          <text:p/>
        </draw:line>
        <draw:line draw:style-name="gr27" draw:layer="layout" svg:x1="12.478cm" svg:y1="12.884cm" svg:x2="12.478cm" svg:y2="13.032cm">
          <text:p/>
        </draw:line>
        <draw:line draw:style-name="gr27" draw:layer="layout" svg:x1="12.046cm" svg:y1="12.834cm" svg:x2="12.046cm" svg:y2="12.983cm">
          <text:p/>
        </draw:line>
        <draw:line draw:style-name="gr27" draw:layer="layout" svg:x1="11.826cm" svg:y1="12.81cm" svg:x2="11.826cm" svg:y2="12.958cm">
          <text:p/>
        </draw:line>
        <draw:line draw:style-name="gr27" draw:layer="layout" svg:x1="11.607cm" svg:y1="12.858cm" svg:x2="13.356cm" svg:y2="13.064cm">
          <text:p/>
        </draw:line>
        <draw:line draw:style-name="gr27" draw:layer="layout" svg:x1="13.131cm" svg:y1="12.961cm" svg:x2="13.131cm" svg:y2="13.103cm">
          <text:p/>
        </draw:line>
        <draw:polygon draw:style-name="gr7" draw:layer="layout" svg:width="3.059cm" svg:height="0.494cm" svg:x="6.055cm" svg:y="9.981cm" svg:viewBox="0 0 3060 495" draw:points="0,252 1029,0 3060,252 2059,495">
          <text:p/>
        </draw:polygon>
        <draw:path draw:style-name="gr7" draw:layer="layout" svg:width="3.077cm" svg:height="0.515cm" svg:x="6.049cm" svg:y="9.964cm" svg:viewBox="0 0 3078 516" svg:d="M1039 21l-979 237 2007 237 952-230zM1039 21M3076 252l2 19-1009 245-2067-245-2-19 1038-252z">
          <text:p/>
        </draw:path>
        <draw:polygon draw:style-name="gr7" draw:layer="layout" svg:width="2.051cm" svg:height="0.487cm" svg:x="6.053cm" svg:y="10.234cm" svg:viewBox="0 0 2052 488" draw:points="2052,245 2052,488 0,245 0,0">
          <text:p/>
        </draw:polygon>
        <draw:path draw:style-name="gr7" draw:layer="layout" svg:width="2.071cm" svg:height="0.511cm" svg:x="6.047cm" svg:y="10.212cm" svg:viewBox="0 0 2072 512" svg:d="M2051 488v-223l-2029-242v225zM2051 488M2072 248v264l-2072-247v-265z">
          <text:p/>
        </draw:path>
        <draw:polygon draw:style-name="gr7" draw:layer="layout" svg:width="1.011cm" svg:height="0.486cm" svg:x="8.113cm" svg:y="10.226cm" svg:viewBox="0 0 1012 487" draw:points="1012,245 2,487 0,248 1012,0">
          <text:p/>
        </draw:polygon>
        <draw:path draw:style-name="gr7" draw:layer="layout" svg:width="1.033cm" svg:height="0.512cm" svg:x="8.102cm" svg:y="10.212cm" svg:viewBox="0 0 1034 513" svg:d="M1034 0v265l-1030 248-4-261zM1012 251v-224l-990 241 1 219z">
          <text:p/>
        </draw:path>
        <draw:polygon draw:style-name="gr22" draw:layer="layout" svg:width="1.755cm" svg:height="0.35cm" svg:x="6.198cm" svg:y="10.293cm" svg:viewBox="0 0 1756 351" draw:points="1756,201 1756,351 0,153 0,0">
          <text:p/>
        </draw:polygon>
        <draw:polygon draw:style-name="gr13" draw:layer="layout" svg:width="1.755cm" svg:height="0.201cm" svg:x="6.198cm" svg:y="10.293cm" svg:viewBox="0 0 1756 202" draw:points="1756,202 0,0">
          <text:p/>
        </draw:polygon>
        <draw:polygon draw:style-name="gr23" draw:layer="layout" svg:width="0.128cm" svg:height="0.029cm" svg:x="7.527cm" svg:y="10.467cm" svg:viewBox="0 0 129 30" draw:points="0,26 46,30 46,0 129,6">
          <text:p/>
        </draw:polygon>
        <draw:frame draw:style-name="gr26" draw:layer="layout" svg:width="0.002cm" svg:height="0.937cm" svg:x="27.159cm" svg:y="8.69cm">
          <draw:text-box>
            <text:p/>
          </draw:text-box>
        </draw:frame>
        <draw:polygon draw:style-name="gr25" draw:layer="layout" svg:width="0.045cm" svg:height="0.098cm" svg:x="7.432cm" svg:y="10.448cm" svg:viewBox="0 0 46 99" draw:points="0,0 0,30 46,36 46,99">
          <text:p/>
        </draw:polygon>
        <draw:frame draw:style-name="gr26" draw:layer="layout" svg:width="0.002cm" svg:height="0.937cm" svg:x="23.392cm" svg:y="10.754cm">
          <draw:text-box>
            <text:p/>
          </draw:text-box>
        </draw:frame>
        <draw:polygon draw:style-name="gr25" draw:layer="layout" svg:width="0.045cm" svg:height="0.099cm" svg:x="7.219cm" svg:y="10.425cm" svg:viewBox="0 0 46 100" draw:points="0,0 0,30 46,36 46,100">
          <text:p/>
        </draw:polygon>
        <draw:frame draw:style-name="gr26" draw:layer="layout" svg:width="0.002cm" svg:height="0.937cm" svg:x="11.745cm" svg:y="13.27cm">
          <draw:text-box>
            <text:p/>
          </draw:text-box>
        </draw:frame>
        <draw:polygon draw:style-name="gr25" draw:layer="layout" svg:width="0.045cm" svg:height="0.082cm" svg:x="6.791cm" svg:y="10.412cm" svg:viewBox="0 0 46 83" draw:points="46,0 46,64 0,59 0,83">
          <text:p/>
        </draw:polygon>
        <draw:frame draw:style-name="gr24" draw:layer="layout" svg:width="2.228cm" svg:height="1.519cm" svg:x="17.784cm" svg:y="9.232cm">
          <draw:image xlink:href="Pictures/10000201000000480000003317390759.png" xlink:type="simple" xlink:show="embed" xlink:actuate="onLoad">
            <text:p/>
          </draw:image>
        </draw:frame>
        <draw:polygon draw:style-name="gr25" draw:layer="layout" svg:width="0.046cm" svg:height="0.029cm" svg:x="6.878cm" svg:y="10.392cm" svg:viewBox="0 0 47 30" draw:points="0,26 47,30 47,0">
          <text:p/>
        </draw:polygon>
        <draw:frame draw:style-name="gr26" draw:layer="layout" svg:width="0.002cm" svg:height="0.937cm" svg:x="18.186cm" svg:y="10.81cm">
          <draw:text-box>
            <text:p/>
          </draw:text-box>
        </draw:frame>
        <draw:polygon draw:style-name="gr25" draw:layer="layout" svg:width="0.083cm" svg:height="0.032cm" svg:x="6.494cm" svg:y="10.441cm" svg:viewBox="0 0 84 33" draw:points="84,7 84,33 0,24 0,0">
          <text:p/>
        </draw:polygon>
        <draw:frame draw:style-name="gr26" draw:layer="layout" svg:width="0.002cm" svg:height="0.937cm" svg:x="6.34cm" svg:y="10.783cm">
          <draw:text-box>
            <text:p/>
          </draw:text-box>
        </draw:frame>
        <draw:polygon draw:style-name="gr25" draw:layer="layout" svg:width="0.128cm" svg:height="0.042cm" svg:x="6.27cm" svg:y="10.319cm" svg:viewBox="0 0 129 43" draw:points="0,0 82,6 82,37 129,43">
          <text:p/>
        </draw:polygon>
        <draw:frame draw:style-name="gr24" draw:layer="layout" svg:width="2.535cm" svg:height="2.168cm" svg:x="25.661cm" svg:y="15.67cm">
          <draw:image xlink:href="Pictures/10000201000000520000004A6E89C85A.png" xlink:type="simple" xlink:show="embed" xlink:actuate="onLoad">
            <text:p/>
          </draw:image>
        </draw:frame>
        <draw:polygon draw:style-name="gr25" draw:layer="layout" svg:width="0.046cm" svg:height="0.061cm" svg:x="7.879cm" svg:y="10.536cm" svg:viewBox="0 0 47 62" draw:points="47,0 47,62 0,60">
          <text:p/>
        </draw:polygon>
        <draw:frame draw:style-name="gr26" draw:layer="layout" svg:width="0.002cm" svg:height="0.937cm" svg:x="25.97cm" svg:y="17.897cm">
          <draw:text-box>
            <text:p/>
          </draw:text-box>
        </draw:frame>
        <draw:line draw:style-name="gr27" draw:layer="layout" svg:x1="7.284cm" svg:y1="10.569cm" svg:x2="7.284cm" svg:y2="10.421cm">
          <text:p/>
        </draw:line>
        <draw:line draw:style-name="gr27" draw:layer="layout" svg:x1="7.504cm" svg:y1="10.446cm" svg:x2="7.504cm" svg:y2="10.59cm">
          <text:p/>
        </draw:line>
        <draw:line draw:style-name="gr27" draw:layer="layout" svg:x1="6.857cm" svg:y1="10.373cm" svg:x2="6.857cm" svg:y2="10.522cm">
          <text:p/>
        </draw:line>
        <draw:line draw:style-name="gr27" draw:layer="layout" svg:x1="7.072cm" svg:y1="10.397cm" svg:x2="7.072cm" svg:y2="10.545cm">
          <text:p/>
        </draw:line>
        <draw:line draw:style-name="gr27" draw:layer="layout" svg:x1="6.641cm" svg:y1="10.347cm" svg:x2="6.641cm" svg:y2="10.496cm">
          <text:p/>
        </draw:line>
        <draw:line draw:style-name="gr27" draw:layer="layout" svg:x1="6.42cm" svg:y1="10.322cm" svg:x2="6.42cm" svg:y2="10.47cm">
          <text:p/>
        </draw:line>
        <draw:line draw:style-name="gr27" draw:layer="layout" svg:x1="6.201cm" svg:y1="10.37cm" svg:x2="7.95cm" svg:y2="10.576cm">
          <text:p/>
        </draw:line>
        <draw:line draw:style-name="gr27" draw:layer="layout" svg:x1="7.725cm" svg:y1="10.473cm" svg:x2="7.725cm" svg:y2="10.615cm">
          <text:p/>
        </draw:line>
        <draw:polyline draw:style-name="gr5" draw:layer="layout" svg:width="8.927cm" svg:height="2.662cm" svg:x="18.279cm" svg:y="13.007cm" svg:viewBox="0 0 8928 2663" draw:points="0,0 0,59 8928,59 8928,2663">
          <text:p/>
        </draw:polyline>
        <draw:polygon draw:style-name="gr7" draw:layer="layout" svg:width="3.059cm" svg:height="0.494cm" svg:x="11.255cm" svg:y="12.643cm" svg:viewBox="0 0 3060 495" draw:points="0,252 1029,0 3060,252 2059,495">
          <text:p/>
        </draw:polygon>
        <draw:path draw:style-name="gr7" draw:layer="layout" svg:width="3.077cm" svg:height="0.515cm" svg:x="11.248cm" svg:y="12.624cm" svg:viewBox="0 0 3078 516" svg:d="M1039 21l-979 237 2007 237 952-230zM1039 21M3076 252l2 19-1009 245-2067-245-2-19 1038-252z">
          <text:p/>
        </draw:path>
        <draw:polygon draw:style-name="gr7" draw:layer="layout" svg:width="2.051cm" svg:height="0.487cm" svg:x="11.252cm" svg:y="12.896cm" svg:viewBox="0 0 2052 488" draw:points="2052,245 2052,488 0,245 0,0">
          <text:p/>
        </draw:polygon>
        <draw:path draw:style-name="gr7" draw:layer="layout" svg:width="2.071cm" svg:height="0.511cm" svg:x="11.246cm" svg:y="12.873cm" svg:viewBox="0 0 2072 512" svg:d="M2051 488v-223l-2029-242v225zM2051 488M2072 248v264l-2072-247v-265z">
          <text:p/>
        </draw:path>
        <draw:polygon draw:style-name="gr7" draw:layer="layout" svg:width="1.011cm" svg:height="0.486cm" svg:x="13.312cm" svg:y="12.887cm" svg:viewBox="0 0 1012 487" draw:points="1012,245 2,487 0,248 1012,0">
          <text:p/>
        </draw:polygon>
        <draw:path draw:style-name="gr7" draw:layer="layout" svg:width="1.033cm" svg:height="0.512cm" svg:x="13.301cm" svg:y="12.873cm" svg:viewBox="0 0 1034 513" svg:d="M1034 0v265l-1030 248-4-261zM1012 251v-224l-990 241 1 219z">
          <text:p/>
        </draw:path>
        <draw:polygon draw:style-name="gr22" draw:layer="layout" svg:width="1.755cm" svg:height="0.35cm" svg:x="11.397cm" svg:y="12.954cm" svg:viewBox="0 0 1756 351" draw:points="1756,201 1756,351 0,153 0,0">
          <text:p/>
        </draw:polygon>
        <draw:polygon draw:style-name="gr13" draw:layer="layout" svg:width="1.755cm" svg:height="0.201cm" svg:x="11.397cm" svg:y="12.954cm" svg:viewBox="0 0 1756 202" draw:points="1756,202 0,0">
          <text:p/>
        </draw:polygon>
        <draw:polygon draw:style-name="gr23" draw:layer="layout" svg:width="0.128cm" svg:height="0.029cm" svg:x="12.727cm" svg:y="13.128cm" svg:viewBox="0 0 129 30" draw:points="0,26 46,30 46,0 129,6">
          <text:p/>
        </draw:polygon>
        <draw:frame draw:style-name="gr26" draw:layer="layout" svg:width="0.002cm" svg:height="0.937cm" svg:x="11.591cm" svg:y="15.026cm">
          <draw:text-box>
            <text:p/>
          </draw:text-box>
        </draw:frame>
        <draw:polygon draw:style-name="gr25" draw:layer="layout" svg:width="0.045cm" svg:height="0.098cm" svg:x="12.631cm" svg:y="13.109cm" svg:viewBox="0 0 46 99" draw:points="0,0 0,30 46,36 46,99">
          <text:p/>
        </draw:polygon>
        <draw:frame draw:style-name="gr24" draw:layer="layout" svg:width="2.228cm" svg:height="1.519cm" svg:x="15.776cm" svg:y="9.232cm">
          <draw:image xlink:href="Pictures/10000201000000480000003317390759.png" xlink:type="simple" xlink:show="embed" xlink:actuate="onLoad">
            <text:p/>
          </draw:image>
        </draw:frame>
        <draw:polygon draw:style-name="gr25" draw:layer="layout" svg:width="0.045cm" svg:height="0.099cm" svg:x="12.418cm" svg:y="13.086cm" svg:viewBox="0 0 46 100" draw:points="0,0 0,30 46,36 46,100">
          <text:p/>
        </draw:polygon>
        <draw:frame draw:style-name="gr26" draw:layer="layout" svg:width="0.002cm" svg:height="0.937cm" svg:x="16.178cm" svg:y="10.81cm">
          <draw:text-box>
            <text:p/>
          </draw:text-box>
        </draw:frame>
        <draw:polygon draw:style-name="gr25" draw:layer="layout" svg:width="0.045cm" svg:height="0.082cm" svg:x="11.99cm" svg:y="13.072cm" svg:viewBox="0 0 46 83" draw:points="46,0 46,64 0,59 0,83">
          <text:p/>
        </draw:polygon>
        <draw:frame draw:style-name="gr24" draw:layer="layout" svg:width="2.535cm" svg:height="1.776cm" svg:x="15.004cm" svg:y="16.65cm">
          <draw:image xlink:href="Pictures/10000201000000520000003CD0DF5F09.png" xlink:type="simple" xlink:show="embed" xlink:actuate="onLoad">
            <text:p/>
          </draw:image>
        </draw:frame>
        <draw:polygon draw:style-name="gr25" draw:layer="layout" svg:width="0.046cm" svg:height="0.029cm" svg:x="12.078cm" svg:y="13.053cm" svg:viewBox="0 0 47 30" draw:points="0,26 47,30 47,0">
          <text:p/>
        </draw:polygon>
        <draw:frame draw:style-name="gr26" draw:layer="layout" svg:width="0.002cm" svg:height="0.937cm" svg:x="15.313cm" svg:y="18.485cm">
          <draw:text-box>
            <text:p/>
          </draw:text-box>
        </draw:frame>
        <draw:polygon draw:style-name="gr25" draw:layer="layout" svg:width="0.083cm" svg:height="0.032cm" svg:x="11.693cm" svg:y="13.101cm" svg:viewBox="0 0 84 33" draw:points="84,7 84,33 0,24 0,0">
          <text:p/>
        </draw:polygon>
        <draw:frame draw:style-name="gr24" draw:layer="layout" svg:width="2.535cm" svg:height="1.776cm" svg:x="5.737cm" svg:y="16.401cm">
          <draw:image xlink:href="Pictures/10000201000000520000003CE98C073D.png" xlink:type="simple" xlink:show="embed" xlink:actuate="onLoad">
            <text:p/>
          </draw:image>
        </draw:frame>
        <draw:polygon draw:style-name="gr25" draw:layer="layout" svg:width="0.128cm" svg:height="0.042cm" svg:x="11.47cm" svg:y="12.98cm" svg:viewBox="0 0 129 43" draw:points="0,0 82,6 82,37 129,43">
          <text:p/>
        </draw:polygon>
        <draw:frame draw:style-name="gr26" draw:layer="layout" svg:width="0.002cm" svg:height="0.937cm" svg:x="5.737cm" svg:y="18.236cm">
          <draw:text-box>
            <text:p/>
          </draw:text-box>
        </draw:frame>
        <draw:polygon draw:style-name="gr25" draw:layer="layout" svg:width="0.046cm" svg:height="0.061cm" svg:x="13.079cm" svg:y="13.197cm" svg:viewBox="0 0 47 62" draw:points="47,0 47,62 0,60">
          <text:p/>
        </draw:polygon>
        <draw:frame draw:style-name="gr24" draw:layer="layout" svg:width="2.535cm" svg:height="1.776cm" svg:x="5.274cm" svg:y="22.107cm">
          <draw:image xlink:href="Pictures/10000201000000520000003CE98C073D.png" xlink:type="simple" xlink:show="embed" xlink:actuate="onLoad">
            <text:p/>
          </draw:image>
        </draw:frame>
        <draw:line draw:style-name="gr27" draw:layer="layout" svg:x1="12.483cm" svg:y1="13.23cm" svg:x2="12.483cm" svg:y2="13.082cm">
          <text:p/>
        </draw:line>
        <draw:line draw:style-name="gr27" draw:layer="layout" svg:x1="12.703cm" svg:y1="13.107cm" svg:x2="12.703cm" svg:y2="13.251cm">
          <text:p/>
        </draw:line>
        <draw:line draw:style-name="gr27" draw:layer="layout" svg:x1="12.056cm" svg:y1="13.034cm" svg:x2="12.056cm" svg:y2="13.183cm">
          <text:p/>
        </draw:line>
        <draw:line draw:style-name="gr27" draw:layer="layout" svg:x1="12.271cm" svg:y1="13.057cm" svg:x2="12.271cm" svg:y2="13.205cm">
          <text:p/>
        </draw:line>
        <draw:line draw:style-name="gr27" draw:layer="layout" svg:x1="11.84cm" svg:y1="13.008cm" svg:x2="11.84cm" svg:y2="13.157cm">
          <text:p/>
        </draw:line>
        <draw:line draw:style-name="gr27" draw:layer="layout" svg:x1="11.619cm" svg:y1="12.983cm" svg:x2="11.619cm" svg:y2="13.131cm">
          <text:p/>
        </draw:line>
        <draw:line draw:style-name="gr27" draw:layer="layout" svg:x1="11.4cm" svg:y1="13.032cm" svg:x2="13.149cm" svg:y2="13.238cm">
          <text:p/>
        </draw:line>
        <draw:line draw:style-name="gr27" draw:layer="layout" svg:x1="12.924cm" svg:y1="13.134cm" svg:x2="12.924cm" svg:y2="13.276cm">
          <text:p/>
        </draw:line>
        <draw:polyline draw:style-name="gr28" draw:layer="layout" svg:width="2.008cm" svg:height="3.614cm" svg:x="14.541cm" svg:y="13.036cm" svg:viewBox="0 0 2009 3615" draw:points="0,0 2009,0 2009,3615">
          <text:p/>
        </draw:polyline>
        <draw:polyline draw:style-name="gr28" draw:layer="layout" svg:width="2.008cm" svg:height="3.614cm" svg:x="14.541cm" svg:y="13.036cm" svg:viewBox="0 0 2009 3615" draw:points="0,0 2009,0 2009,3615">
          <text:p/>
        </draw:polyline>
        <draw:polyline draw:style-name="gr5" draw:layer="layout" svg:width="2.008cm" svg:height="3.614cm" svg:x="14.541cm" svg:y="13.036cm" svg:viewBox="0 0 2009 3615" draw:points="0,0 2009,0 2009,3615">
          <text:p/>
        </draw:polyline>
        <draw:polygon draw:style-name="gr29" draw:layer="layout" svg:width="0.186cm" svg:height="0.41cm" svg:x="16.394cm" svg:y="13.555cm" svg:viewBox="0 0 187 411" draw:points="93,411 0,411 0,0 187,0 187,411">
          <text:p/>
        </draw:polygon>
        <draw:polyline draw:style-name="gr5" draw:layer="layout" svg:width="9.421cm" svg:height="8.194cm" svg:x="12.842cm" svg:y="14.792cm" svg:viewBox="0 0 9422 8195" draw:points="8804,8195 9422,8195 9422,3819 0,3819 0,0">
          <text:p/>
        </draw:polyline>
        <draw:polyline draw:style-name="gr5" draw:layer="layout" svg:width="3.552cm" svg:height="8.194cm" svg:x="12.842cm" svg:y="14.792cm" svg:viewBox="0 0 3553 8195" draw:points="3553,8195 2101,8195 2101,3790 0,3790 0,0">
          <text:p/>
        </draw:polyline>
        <draw:polyline draw:style-name="gr5" draw:layer="layout" svg:width="1.081cm" svg:height="9.237cm" svg:x="11.761cm" svg:y="13.31cm" svg:viewBox="0 0 1082 9238" draw:points="0,9238 618,9238 618,4532 1082,4532 1082,0">
          <text:p/>
        </draw:polyline>
        <draw:polyline draw:style-name="gr5" draw:layer="layout" svg:width="5.674cm" svg:height="8.571cm" svg:x="7.127cm" svg:y="14.707cm" svg:viewBox="0 0 5675 8572" draw:points="0,8572 0,3903 5675,3903 5675,0">
          <text:p/>
        </draw:polyline>
        <draw:frame draw:style-name="gr26" draw:layer="layout" svg:width="0.002cm" svg:height="0.937cm" svg:x="5.583cm" svg:y="23.942cm">
          <draw:text-box>
            <text:p/>
          </draw:text-box>
        </draw:frame>
        <draw:frame draw:style-name="gr24" draw:layer="layout" svg:width="2.535cm" svg:height="1.776cm" svg:x="9.753cm" svg:y="21.815cm">
          <draw:image xlink:href="Pictures/10000201000000520000003CE98C073D.png" xlink:type="simple" xlink:show="embed" xlink:actuate="onLoad">
            <text:p/>
          </draw:image>
        </draw:frame>
        <draw:frame draw:style-name="gr26" draw:layer="layout" svg:width="0.002cm" svg:height="0.937cm" svg:x="10.062cm" svg:y="23.649cm">
          <draw:text-box>
            <text:p/>
          </draw:text-box>
        </draw:frame>
        <draw:frame draw:style-name="gr24" draw:layer="layout" svg:width="2.535cm" svg:height="1.776cm" svg:x="14.387cm" svg:y="22.254cm">
          <draw:image xlink:href="Pictures/10000201000000520000003CE98C073D.png" xlink:type="simple" xlink:show="embed" xlink:actuate="onLoad">
            <text:p/>
          </draw:image>
        </draw:frame>
        <draw:frame draw:style-name="gr26" draw:layer="layout" svg:width="0.002cm" svg:height="0.937cm" svg:x="14.696cm" svg:y="24.089cm">
          <draw:text-box>
            <text:p/>
          </draw:text-box>
        </draw:frame>
        <draw:frame draw:style-name="gr24" draw:layer="layout" svg:width="2.535cm" svg:height="1.776cm" svg:x="19.638cm" svg:y="22.254cm">
          <draw:image xlink:href="Pictures/10000201000000520000003CE98C073D.png" xlink:type="simple" xlink:show="embed" xlink:actuate="onLoad">
            <text:p/>
          </draw:image>
        </draw:frame>
        <draw:frame draw:style-name="gr26" draw:layer="layout" svg:width="0.002cm" svg:height="0.937cm" svg:x="19.947cm" svg:y="24.089cm">
          <draw:text-box>
            <text:p/>
          </draw:text-box>
        </draw:frame>
        <draw:frame draw:style-name="gr30" draw:layer="layout" svg:width="0.243cm" svg:height="1.03cm" svg:x="16.394cm" svg:y="13.321cm">
          <draw:text-box>
            <text:p/>
          </draw:text-box>
        </draw:frame>
        <draw:polyline draw:style-name="gr21" draw:layer="layout" svg:width="6.023cm" svg:height="3.511cm" svg:x="6.978cm" svg:y="12.739cm" svg:viewBox="0 0 6024 3512" draw:points="6024,88 5622,0 0,0 0,3512">
          <text:p/>
        </draw:polyline>
        <draw:frame draw:style-name="gr24" draw:layer="layout" svg:width="2.535cm" svg:height="1.776cm" svg:x="5.742cm" svg:y="16.397cm">
          <draw:image xlink:href="Pictures/10000201000000520000003CE98C073D.png" xlink:type="simple" xlink:show="embed" xlink:actuate="onLoad">
            <text:p/>
          </draw:image>
        </draw:frame>
        <draw:polyline draw:style-name="gr31" draw:layer="layout" svg:width="6.023cm" svg:height="3.511cm" svg:x="6.983cm" svg:y="12.735cm" svg:viewBox="0 0 6024 3512" draw:points="6024,88 5622,0 0,0 0,3512">
          <text:p/>
        </draw:polyline>
        <draw:frame draw:style-name="gr24" draw:layer="layout" svg:width="2.535cm" svg:height="1.776cm" svg:x="5.671cm" svg:y="16.469cm">
          <draw:image xlink:href="Pictures/10000201000000520000003CE98C073D.png" xlink:type="simple" xlink:show="embed" xlink:actuate="onLoad">
            <text:p/>
          </draw:image>
        </draw:frame>
        <draw:polyline draw:style-name="gr32" draw:layer="layout" svg:width="6.023cm" svg:height="3.511cm" svg:x="2.968cm" svg:y="12.719cm" svg:viewBox="0 0 6024 3512" draw:points="6024,88 5622,0 0,0 0,3512">
          <text:p/>
        </draw:polyline>
        <draw:frame draw:style-name="gr24" draw:layer="layout" svg:width="2.535cm" svg:height="1.776cm" svg:x="1.732cm" svg:y="16.36cm">
          <draw:image xlink:href="Pictures/10000201000000520000003CE98C07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svgopacity146" draw:style="linear" draw:start="100%" draw:end="8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2.917cm" fo:page-height="52.9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19T12:22:31.095547000</dc:date>
    <meta:editing-duration>PT1H16M7S</meta:editing-duration>
    <meta:editing-cycles>2</meta:editing-cycles>
    <meta:generator>LibreOffice/4.3.4.1$MacOSX_x86 LibreOffice_project/bc356b2f991740509f321d70e4512a6a54c5f243</meta:generator>
    <meta:document-statistic meta:object-count="330"/>
  </office:meta>
</office:document-meta>
</file>